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5pt" officeooo:paragraph-rsid="010b1bf8" style:font-name-asian="Symbol" style:font-size-asian="15pt" style:font-size-complex="15pt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font-size-asian="15pt" style:font-size-complex="15pt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style:font-size-asian="15pt" style:font-size-complex="15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officeooo:rsid="000e7f20" officeooo:paragraph-rsid="000e7f20" style:font-size-asian="15pt" style:font-size-complex="15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officeooo:paragraph-rsid="010b1bf8" style:font-name-asian="Symbol" style:font-size-asian="15pt" style:font-name-complex="Times New Roman1" style:font-size-complex="15pt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officeooo:paragraph-rsid="010b1bf8" style:font-name-asian="Symbol" style:font-size-asian="15pt" style:font-name-complex="Times New Roman1" style:font-size-complex="15pt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Times new roman" fo:font-size="15pt" officeooo:paragraph-rsid="010b1bf8" style:font-name-asian="Symbol" style:font-size-asian="15pt" style:font-size-complex="15pt"/>
    </style:style>
    <style:style style:name="P10" style:family="paragraph" style:parent-style-name="Standard">
      <style:paragraph-properties fo:margin-left="0in" fo:margin-right="0in" fo:margin-top="0.1665in" fo:margin-bottom="0in" loext:contextual-spacing="false" fo:text-align="end" style:justify-single-word="false" fo:text-indent="0.5in" style:auto-text-indent="false"/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11" style:family="paragraph" style:parent-style-name="Standard">
      <style:paragraph-properties fo:margin-left="0in" fo:margin-right="0in" fo:margin-top="0.1665in" fo:margin-bottom="0in" loext:contextual-spacing="false" fo:text-indent="0.5in" style:auto-text-indent="false"/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12" style:family="paragraph" style:parent-style-name="Standard">
      <style:text-properties style:font-name="Times new roman" fo:font-size="15pt" fo:language="ru" fo:country="RU" officeooo:paragraph-rsid="010b1bf8" style:font-name-asian="Symbol" style:font-size-asian="15pt" style:font-size-complex="15pt" style:font-style-complex="italic" style:font-weight-complex="bold"/>
    </style:style>
    <style:style style:name="P13" style:family="paragraph" style:parent-style-name="Standard">
      <style:text-properties style:font-name="Times new roman" fo:font-size="15pt" fo:language="ru" fo:country="RU" officeooo:paragraph-rsid="010b1bf8" style:font-name-asian="Symbol" style:font-size-asian="15pt" style:font-size-complex="15pt"/>
    </style:style>
    <style:style style:name="P14" style:family="paragraph" style:parent-style-name="Standard">
      <style:paragraph-properties>
        <style:tab-stops>
          <style:tab-stop style:position="3.15in"/>
          <style:tab-stop style:position="5.5126in"/>
        </style:tab-stops>
      </style:paragraph-properties>
      <style:text-properties style:font-name="Times new roman" fo:font-size="15pt" fo:language="ru" fo:country="RU" officeooo:paragraph-rsid="010ba24b" style:font-name-asian="Symbol" style:font-size-asian="15pt" style:font-name-complex="Symbol" style:font-size-complex="15pt"/>
    </style:style>
    <style:style style:name="P15" style:family="paragraph" style:parent-style-name="Standard">
      <style:text-properties style:font-name="Times new roman" fo:font-size="15pt" fo:language="ru" fo:country="RU" officeooo:paragraph-rsid="010ba24b" style:font-name-asian="Symbol" style:font-size-asian="15pt" style:font-name-complex="Symbol" style:font-size-complex="15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4925in"/>
          <style:tab-stop style:position="1.0835in"/>
          <style:tab-stop style:position="1.8709in"/>
          <style:tab-stop style:position="2.6583in"/>
          <style:tab-stop style:position="3.4457in"/>
          <style:tab-stop style:position="3.8398in"/>
          <style:tab-stop style:position="4.5283in"/>
        </style:tab-stops>
      </style:paragraph-properties>
      <style:text-properties style:font-name="Times new roman" fo:font-size="15pt" fo:language="ru" fo:country="RU" officeooo:paragraph-rsid="010ba24b" style:font-name-asian="Symbol" style:font-size-asian="15pt" style:font-name-complex="Symbol" style:font-size-complex="15pt"/>
    </style:style>
    <style:style style:name="P17" style:family="paragraph" style:parent-style-name="Standard">
      <style:text-properties style:font-name="Times new roman" fo:font-size="15pt" fo:language="ru" fo:country="RU" officeooo:paragraph-rsid="010ba24b" style:font-size-asian="15pt" style:font-size-complex="15pt"/>
    </style:style>
    <style:style style:name="P18" style:family="paragraph" style:parent-style-name="Standard">
      <style:text-properties style:font-name="Times new roman" fo:font-size="15pt" fo:language="ru" fo:country="RU" fo:font-style="italic" fo:font-weight="bold" officeooo:paragraph-rsid="010b1bf8" style:font-name-asian="Symbol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style:font-name="Times new roman" fo:font-size="15pt" fo:language="ru" fo:country="RU" officeooo:paragraph-rsid="010ba24b" style:font-name-asian="Times New Roman2" style:font-size-asian="15pt" style:font-name-complex="Times New Roman2" style:font-size-complex="15pt"/>
    </style:style>
    <style:style style:name="P20" style:family="paragraph" style:parent-style-name="Standard">
      <style:text-properties style:font-name="Times new roman" fo:font-size="15pt" officeooo:paragraph-rsid="010b1bf8" style:font-name-asian="Symbol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5pt" officeooo:paragraph-rsid="010b1bf8" style:font-name-asian="Symbol" style:font-size-asian="15pt" style:font-size-complex="15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5pt" officeooo:paragraph-rsid="010b1bf8" style:font-name-asian="Symbol" style:font-size-asian="15pt" style:font-size-complex="15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5pt" officeooo:paragraph-rsid="010b1bf8" style:font-name-asian="Symbol" style:font-size-asian="15pt" style:font-size-complex="15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-0.0984in"/>
          <style:tab-stop style:position="0.4925in"/>
          <style:tab-stop style:position="1.3783in"/>
          <style:tab-stop style:position="1.9689in"/>
          <style:tab-stop style:position="2.461in"/>
          <style:tab-stop style:position="2.8547in"/>
          <style:tab-stop style:position="3.6425in"/>
          <style:tab-stop style:position="4.1346in"/>
        </style:tab-stops>
      </style:paragraph-properties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4925in"/>
          <style:tab-stop style:position="1.0835in"/>
          <style:tab-stop style:position="1.8709in"/>
          <style:tab-stop style:position="2.6583in"/>
          <style:tab-stop style:position="3.4457in"/>
          <style:tab-stop style:position="3.8398in"/>
          <style:tab-stop style:position="4.5283in"/>
        </style:tab-stops>
      </style:paragraph-properties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26" style:family="paragraph" style:parent-style-name="Standard">
      <style:paragraph-properties>
        <style:tab-stops>
          <style:tab-stop style:position="0.4925in"/>
          <style:tab-stop style:position="1.0835in"/>
          <style:tab-stop style:position="1.8709in"/>
          <style:tab-stop style:position="2.6583in"/>
          <style:tab-stop style:position="3.4457in"/>
          <style:tab-stop style:position="3.8398in"/>
          <style:tab-stop style:position="4.5283in"/>
        </style:tab-stops>
      </style:paragraph-properties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27" style:family="paragraph" style:parent-style-name="Standard">
      <style:paragraph-properties>
        <style:tab-stops>
          <style:tab-stop style:position="3.15in"/>
          <style:tab-stop style:position="5.5126in"/>
        </style:tab-stops>
      </style:paragraph-properties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28" style:family="paragraph" style:parent-style-name="Standard">
      <style:paragraph-properties fo:text-align="end" style:justify-single-word="false"/>
      <style:text-properties style:font-name="Times new roman" fo:font-size="15pt" officeooo:paragraph-rsid="010b1bf8" style:font-size-asian="15pt" style:font-size-complex="15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5pt" officeooo:paragraph-rsid="010b1bf8" style:font-size-asian="15pt" style:font-size-complex="15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5pt" officeooo:paragraph-rsid="010ba24b" style:font-size-asian="15pt" style:font-size-complex="15pt"/>
    </style:style>
    <style:style style:name="P31" style:family="paragraph" style:parent-style-name="Standard">
      <style:paragraph-properties>
        <style:tab-stops>
          <style:tab-stop style:position="3.15in"/>
          <style:tab-stop style:position="5.5126in"/>
        </style:tab-stops>
      </style:paragraph-properties>
      <style:text-properties style:font-name="Times new roman" fo:font-size="15pt" officeooo:paragraph-rsid="010ba24b" style:font-size-asian="15pt" style:font-size-complex="15pt"/>
    </style:style>
    <style:style style:name="P32" style:family="paragraph" style:parent-style-name="Standard">
      <style:text-properties style:font-name="Times new roman" fo:font-size="15pt" fo:font-style="italic" officeooo:paragraph-rsid="010b1bf8" style:font-name-asian="Symbol" style:font-size-asian="15pt" style:font-style-asian="italic" style:font-size-complex="15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5pt" fo:font-style="italic" fo:font-weight="bold" officeooo:paragraph-rsid="010b1bf8" style:font-name-asian="Symbol" style:font-size-asian="15pt" style:font-style-asian="italic" style:font-weight-asian="bold" style:font-size-complex="15pt" style:font-style-complex="italic" style:font-weight-complex="bold"/>
    </style:style>
    <style:style style:name="P34" style:family="paragraph" style:parent-style-name="Standard">
      <style:paragraph-properties fo:margin-top="0.1665in" fo:margin-bottom="0in" loext:contextual-spacing="false" fo:text-align="end" style:justify-single-word="false"/>
      <style:text-properties style:font-name="Times new roman" fo:font-size="15pt" officeooo:paragraph-rsid="010b1bf8" style:font-size-asian="15pt" style:font-size-complex="15pt"/>
    </style:style>
    <style:style style:name="P35" style:family="paragraph" style:parent-style-name="Standard">
      <style:paragraph-properties fo:margin-top="0.1665in" fo:margin-bottom="0in" loext:contextual-spacing="false"/>
      <style:text-properties style:font-name="Times new roman" fo:font-size="15pt" officeooo:paragraph-rsid="010ba24b" style:font-size-asian="15pt" style:font-size-complex="15pt"/>
    </style:style>
    <style:style style:name="P36" style:family="paragraph" style:parent-style-name="Standard">
      <style:paragraph-properties fo:margin-top="0.1665in" fo:margin-bottom="0in" loext:contextual-spacing="false" fo:text-align="justify" style:justify-single-word="false"/>
      <style:text-properties style:font-name="Times new roman" fo:font-size="15pt" officeooo:paragraph-rsid="010b1bf8" style:font-name-asian="Symbol" style:font-size-asian="15pt" style:font-size-complex="15pt"/>
    </style:style>
    <style:style style:name="P37" style:family="paragraph" style:parent-style-name="Standard">
      <style:paragraph-properties fo:margin-top="0.1665in" fo:margin-bottom="0in" loext:contextual-spacing="false" fo:text-align="center" style:justify-single-word="false"/>
      <style:text-properties style:font-name="Times new roman" fo:font-size="15pt" officeooo:paragraph-rsid="010b1bf8" style:font-name-asian="Symbol" style:font-size-asian="15pt" style:font-size-complex="15pt"/>
    </style:style>
    <style:style style:name="P38" style:family="paragraph" style:parent-style-name="Standard">
      <style:paragraph-properties fo:margin-top="0.1665in" fo:margin-bottom="0in" loext:contextual-spacing="false" fo:text-align="center" style:justify-single-word="false"/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39" style:family="paragraph" style:parent-style-name="Standard">
      <style:paragraph-properties fo:margin-top="0.1665in" fo:margin-bottom="0in" loext:contextual-spacing="false" fo:text-align="center" style:justify-single-word="false">
        <style:tab-stops>
          <style:tab-stop style:position="-1.5752in"/>
          <style:tab-stop style:position="-1.3783in"/>
          <style:tab-stop style:position="-0.0984in"/>
          <style:tab-stop style:position="0.4925in"/>
          <style:tab-stop style:position="1.3783in"/>
          <style:tab-stop style:position="1.9689in"/>
          <style:tab-stop style:position="2.461in"/>
          <style:tab-stop style:position="2.8547in"/>
          <style:tab-stop style:position="3.6425in"/>
          <style:tab-stop style:position="4.1346in"/>
        </style:tab-stops>
      </style:paragraph-properties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40" style:family="paragraph" style:parent-style-name="Standard">
      <style:paragraph-properties fo:margin-top="0.1665in" fo:margin-bottom="0in" loext:contextual-spacing="false" fo:text-align="justify" style:justify-single-word="false"/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41" style:family="paragraph" style:parent-style-name="Standard">
      <style:paragraph-properties fo:margin-top="0.1665in" fo:margin-bottom="0in" loext:contextual-spacing="false" fo:text-align="end" style:justify-single-word="false"/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42" style:family="paragraph" style:parent-style-name="Standard">
      <style:paragraph-properties fo:margin-top="0.1665in" fo:margin-bottom="0in" loext:contextual-spacing="false">
        <style:tab-stops>
          <style:tab-stop style:position="0.4925in"/>
          <style:tab-stop style:position="1.0835in"/>
          <style:tab-stop style:position="1.8709in"/>
          <style:tab-stop style:position="2.6583in"/>
          <style:tab-stop style:position="3.4457in"/>
          <style:tab-stop style:position="3.8398in"/>
          <style:tab-stop style:position="4.5283in"/>
        </style:tab-stops>
      </style:paragraph-properties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43" style:family="paragraph" style:parent-style-name="Standard">
      <style:paragraph-properties fo:margin-top="0.1665in" fo:margin-bottom="0in" loext:contextual-spacing="false"/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44" style:family="paragraph" style:parent-style-name="Standard">
      <style:paragraph-properties fo:margin-top="0.1665in" fo:margin-bottom="0in" loext:contextual-spacing="false" fo:text-align="justify" style:justify-single-word="false"/>
      <style:text-properties style:font-name="Times new roman" fo:font-size="15pt" fo:language="ru" fo:country="RU" officeooo:paragraph-rsid="010ba24b" style:font-name-asian="Symbol" style:font-size-asian="15pt" style:font-name-complex="Symbol" style:font-size-complex="15pt"/>
    </style:style>
    <style:style style:name="P45" style:family="paragraph" style:parent-style-name="Standard">
      <style:paragraph-properties fo:margin-top="0.1665in" fo:margin-bottom="0in" loext:contextual-spacing="false" fo:text-align="center" style:justify-single-word="false">
        <style:tab-stops>
          <style:tab-stop style:position="0.4925in"/>
          <style:tab-stop style:position="1.0835in"/>
          <style:tab-stop style:position="1.8709in"/>
          <style:tab-stop style:position="2.6583in"/>
          <style:tab-stop style:position="3.4457in"/>
          <style:tab-stop style:position="3.8398in"/>
          <style:tab-stop style:position="4.5283in"/>
        </style:tab-stops>
      </style:paragraph-properties>
      <style:text-properties style:font-name="Times new roman" fo:font-size="15pt" fo:language="ru" fo:country="RU" officeooo:paragraph-rsid="010ba24b" style:font-name-asian="Symbol" style:font-size-asian="15pt" style:font-name-complex="Symbol" style:font-size-complex="15pt"/>
    </style:style>
    <style:style style:name="P46" style:family="paragraph" style:parent-style-name="Text_20_body">
      <style:paragraph-properties fo:margin-top="0.1665in" fo:margin-bottom="0in" loext:contextual-spacing="false"/>
      <style:text-properties style:font-name="Times new roman" fo:font-size="15pt" officeooo:paragraph-rsid="010ba24b" style:font-name-asian="Symbol" style:font-size-asian="15pt" style:font-name-complex="Symbol" style:font-size-complex="15pt"/>
    </style:style>
    <style:style style:name="P47" style:family="paragraph" style:parent-style-name="Text_20_body">
      <style:paragraph-properties fo:margin-left="0.6252in" fo:margin-right="0.6217in" fo:line-height="150%" fo:text-align="justify" style:justify-single-word="false" fo:text-indent="0in" style:auto-text-indent="false"/>
      <style:text-properties style:font-name="Times new roman" fo:font-size="15pt" officeooo:paragraph-rsid="010b1bf8" style:font-name-asian="Symbol" style:font-size-asian="15pt" style:font-size-complex="15pt"/>
    </style:style>
    <style:style style:name="P48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style:page-number="auto" fo:background-color="transparent"/>
      <style:text-properties style:font-name="Times new roman" fo:font-size="15pt" style:text-underline-style="solid" style:text-underline-width="auto" style:text-underline-color="font-color" officeooo:rsid="000e7f20" officeooo:paragraph-rsid="000e7f20" style:font-name-asian="Times New Roman1" style:font-size-asian="15pt" style:font-name-complex="Times New Roman1" style:font-size-complex="15pt"/>
    </style:style>
    <style:style style:name="P49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style:text-underline-style="none" officeooo:rsid="010ba24b" officeooo:paragraph-rsid="010ba24b" style:font-name-asian="Times New Roman1" style:font-size-asian="15pt" style:font-name-complex="Times New Roman1" style:font-size-complex="15pt"/>
    </style:style>
    <style:style style:name="P50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style:text-underline-style="none" officeooo:rsid="010ba24b" officeooo:paragraph-rsid="010ba24b" style:font-size-asian="15pt" style:font-size-complex="15pt"/>
    </style:style>
    <style:style style:name="P51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officeooo:rsid="000e7f20" officeooo:paragraph-rsid="000e7f20" style:font-name-asian="Times New Roman1" style:font-size-asian="15pt" style:font-name-complex="Times New Roman1" style:font-size-complex="15pt"/>
    </style:style>
    <style:style style:name="P52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officeooo:rsid="000e7f20" officeooo:paragraph-rsid="000e7f20" style:font-size-asian="15pt" style:font-size-complex="15pt"/>
    </style:style>
    <style:style style:name="P53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Times new roman" fo:font-size="15pt" style:font-size-asian="15pt" style:font-size-complex="15pt"/>
    </style:style>
    <style:style style:name="P54" style:family="paragraph" style:parent-style-name="Text_20_body">
      <style:text-properties officeooo:paragraph-rsid="001011cb"/>
    </style:style>
    <style:style style:name="P55" style:family="paragraph" style:parent-style-name="Text_20_body">
      <style:paragraph-properties fo:widows="1"/>
      <style:text-properties officeooo:paragraph-rsid="010d6a0f"/>
    </style:style>
    <style:style style:name="P56" style:family="paragraph" style:parent-style-name="Text_20_body">
      <style:paragraph-properties fo:margin-left="0in" fo:margin-right="0.6217in" fo:line-height="150%" fo:text-align="justify" style:justify-single-word="false" fo:text-indent="0in" style:auto-text-indent="false"/>
      <style:text-properties style:font-name="Times new roman" fo:font-size="15pt" officeooo:paragraph-rsid="010b1bf8" style:font-name-asian="Symbol" style:font-size-asian="15pt" style:font-size-complex="15pt"/>
    </style:style>
    <style:style style:name="P57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1"/>
      <style:text-properties style:font-name="Times new roman" fo:font-size="15pt" officeooo:rsid="010e8cbb" officeooo:paragraph-rsid="010e8cbb" style:font-name-asian="Times New Roman1" style:font-size-asian="15pt" style:font-name-complex="Times New Roman1" style:font-size-complex="15pt"/>
    </style:style>
    <style:style style:name="P5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5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officeooo:paragraph-rsid="010e8cbb" style:font-name-asian="Times New Roman1" style:font-size-asian="15pt" style:font-name-complex="Times New Roman1" style:font-size-complex="15pt"/>
    </style:style>
    <style:style style:name="P6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6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font-size-asian="15pt" style:font-size-complex="15pt"/>
    </style:style>
    <style:style style:name="P6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.5in" style:auto-text-indent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64" style:family="paragraph" style:parent-style-name="Standard">
      <style:text-properties style:font-name="Times new roman" fo:font-size="15pt" fo:language="ru" fo:country="RU" officeooo:paragraph-rsid="010b1bf8" style:font-name-asian="Symbol" style:font-size-asian="15pt" style:font-size-complex="15pt"/>
    </style:style>
    <style:style style:name="P65" style:family="paragraph" style:parent-style-name="Standard">
      <style:paragraph-properties fo:margin-left="0.6252in" fo:margin-right="0.6217in" fo:line-height="150%" fo:text-align="justify" style:justify-single-word="false" fo:text-indent="0in" style:auto-text-indent="false"/>
      <style:text-properties style:font-name="Times new roman" fo:font-size="15pt" fo:language="ru" fo:country="RU" officeooo:paragraph-rsid="010ba24b" style:font-name-asian="Times New Roman2" style:font-size-asian="15pt" style:font-name-complex="Times New Roman2" style:font-size-complex="15pt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.4898in" style:auto-text-indent="false"/>
      <style:text-properties style:font-name="Times new roman" fo:font-size="15pt" fo:font-weight="bold" officeooo:rsid="0109963b" officeooo:paragraph-rsid="0109963b" style:font-name-asian="Times New Roman1" style:font-size-asian="15pt" style:font-weight-asian="bold" style:font-name-complex="Times New Roman1" style:font-size-complex="15pt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.4898in" style:auto-text-indent="false"/>
      <style:text-properties style:font-name="Times new roman" fo:font-size="15pt" style:font-size-asian="15pt" style:font-size-complex="15pt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style:font-size-asian="15pt" style:font-size-complex="15pt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.4898in" style:auto-text-indent="false"/>
      <style:text-properties style:font-name="Times new roman" fo:font-size="15pt" officeooo:rsid="000e7f20" officeooo:paragraph-rsid="000e7f20" style:font-name-asian="Times New Roman1" style:font-size-asian="15pt" style:font-name-complex="Times New Roman1" style:font-size-complex="15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style:font-name="Times new roman" fo:font-size="15pt" style:font-size-asian="15pt" style:font-size-complex="15pt"/>
    </style:style>
    <style:style style:name="P72" style:family="paragraph" style:parent-style-name="Text_20_body" style:master-page-name="">
      <loext:graphic-properties draw:fill="none"/>
      <style:paragraph-properties fo:margin-left="0in" fo:margin-right="0.6252in" fo:margin-top="0in" fo:margin-bottom="0.0972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" fo:font-size="15pt" officeooo:rsid="010b1bf8" officeooo:paragraph-rsid="010b1bf8" style:font-name-asian="Symbol" style:font-size-asian="15pt" style:font-name-complex="Symbol" style:font-size-complex="15pt"/>
    </style:style>
    <style:style style:name="P73" style:family="paragraph" style:parent-style-name="Text_20_body">
      <style:paragraph-properties fo:margin-left="0.6252in" fo:margin-right="0.6217in" fo:line-height="150%" fo:text-align="justify" style:justify-single-word="false" fo:text-indent="0in" style:auto-text-indent="false"/>
      <style:text-properties style:font-name="Times new roman" fo:font-size="15pt" officeooo:rsid="010b1bf8" officeooo:paragraph-rsid="010b1bf8" style:font-name-asian="Symbol" style:font-size-asian="15pt" style:font-name-complex="Symbol" style:font-size-complex="15pt"/>
    </style:style>
    <style:style style:name="P74" style:family="paragraph" style:parent-style-name="Text_20_body">
      <style:text-properties fo:font-variant="normal" fo:text-transform="none" fo:color="#333333" style:font-name="Times new roman" fo:font-size="15pt" fo:letter-spacing="normal" fo:font-style="normal" fo:font-weight="normal" officeooo:rsid="001011cb" officeooo:paragraph-rsid="001011cb" style:font-name-asian="Times New Roman1" style:font-size-asian="15pt" style:font-weight-asian="normal" style:font-name-complex="Times New Roman1" style:font-size-complex="15pt" style:font-weight-complex="normal"/>
    </style:style>
    <style:style style:name="P75" style:family="paragraph" style:parent-style-name="Text_20_body" style:list-style-name="L1">
      <style:paragraph-properties fo:widows="1"/>
      <style:text-properties fo:font-variant="normal" fo:text-transform="none" fo:color="#333333" style:font-name="Times new roman" fo:font-size="15pt" fo:letter-spacing="normal" fo:font-style="italic" fo:font-weight="normal" style:font-size-asian="15pt" style:font-size-complex="15pt"/>
    </style:style>
    <style:style style:name="P76" style:family="paragraph" style:parent-style-name="Text_20_body" style:list-style-name="L1">
      <style:paragraph-properties fo:margin-top="0in" fo:margin-bottom="0in" loext:contextual-spacing="false" fo:widows="1"/>
      <style:text-properties fo:font-variant="normal" fo:text-transform="none" fo:color="#333333" style:font-name="Times new roman" fo:font-size="15pt" fo:letter-spacing="normal" fo:font-style="normal" fo:font-weight="normal" officeooo:paragraph-rsid="010d6a0f" style:font-size-asian="15pt" style:font-size-complex="15pt"/>
    </style:style>
    <style:style style:name="P77" style:family="paragraph" style:parent-style-name="Text_20_body" style:list-style-name="L1">
      <style:paragraph-properties fo:margin-top="0in" fo:margin-bottom="0in" loext:contextual-spacing="false" fo:widows="1"/>
      <style:text-properties fo:font-variant="normal" fo:text-transform="none" fo:color="#333333" style:font-name="Times new roman" fo:font-size="15pt" fo:letter-spacing="normal" fo:font-style="italic" fo:font-weight="normal" style:font-size-asian="15pt" style:font-size-complex="15pt"/>
    </style:style>
    <style:style style:name="T1" style:family="text">
      <style:text-properties fo:font-variant="normal" fo:text-transform="none" fo:color="#000000" style:font-name="Times new roman" fo:font-size="15pt" fo:letter-spacing="normal" fo:font-style="normal" fo:font-weight="normal" style:font-name-asian="Symbol" style:font-size-asian="15pt" style:font-size-complex="15pt"/>
    </style:style>
    <style:style style:name="T2" style:family="text">
      <style:text-properties fo:font-variant="normal" fo:text-transform="none" fo:color="#000000" style:font-name="Times new roman" fo:font-size="15pt" fo:letter-spacing="normal" fo:font-weight="normal" style:font-name-asian="Symbol" style:font-size-asian="15pt" style:font-size-complex="15pt"/>
    </style:style>
    <style:style style:name="T3" style:family="text">
      <style:text-properties fo:font-variant="normal" fo:text-transform="none" fo:color="#333333" style:font-name="Times new roman" fo:font-size="15pt" fo:letter-spacing="normal" fo:font-style="normal" fo:font-weight="normal" officeooo:rsid="001011cb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fo:font-variant="normal" fo:text-transform="none" fo:color="#333333" style:font-name="Times new roman" fo:font-size="15pt" fo:letter-spacing="normal" fo:font-style="normal" fo:font-weight="normal" style:font-size-asian="15pt" style:font-size-complex="15pt"/>
    </style:style>
    <style:style style:name="T5" style:family="text">
      <style:text-properties fo:font-variant="normal" fo:text-transform="none" fo:color="#333333" style:font-name="Times new roman" fo:font-size="15pt" fo:letter-spacing="normal" fo:font-style="normal" fo:font-weight="normal" officeooo:rsid="010d6a0f" style:font-size-asian="15pt" style:font-size-complex="15pt"/>
    </style:style>
    <style:style style:name="T6" style:family="text">
      <style:text-properties fo:font-variant="normal" fo:text-transform="none" fo:color="#333333" style:font-name="Times new roman" fo:font-size="15pt" fo:letter-spacing="normal" fo:font-style="normal" fo:font-weight="normal" style:font-name-asian="Symbol" style:font-size-asian="15pt" style:font-size-complex="15pt"/>
    </style:style>
    <style:style style:name="T7" style:family="text">
      <style:text-properties fo:font-style="italic"/>
    </style:style>
    <style:style style:name="T8" style:family="text">
      <style:text-properties fo:font-style="italic" style:font-name-asian="Times New Roman1" style:font-style-asian="italic" style:font-name-complex="Times New Roman1"/>
    </style:style>
    <style:style style:name="T9" style:family="text">
      <style:text-properties fo:font-style="italic" officeooo:rsid="000e7f20" style:font-name-asian="Times New Roman1" style:font-style-asian="italic" style:font-name-complex="Times New Roman1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style:font-style-asian="italic" style:font-weight-asian="bold" style:font-weight-complex="bold"/>
    </style:style>
    <style:style style:name="T13" style:family="text">
      <style:text-properties fo:font-style="italic" fo:font-weight="bold" style:font-name-asian="Times New Roman2" style:font-style-asian="italic" style:font-weight-asian="bold"/>
    </style:style>
    <style:style style:name="T14" style:family="text">
      <style:text-properties fo:font-style="italic" fo:font-weight="bold" style:font-name-asian="Symbol" style:font-style-asian="italic" style:font-weight-asian="bold"/>
    </style:style>
    <style:style style:name="T15" style:family="text">
      <style:text-properties fo:font-style="italic" fo:font-weight="bold" style:font-name-asian="Symbol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style:font-name-asian="Symbol" style:font-style-asian="italic" style:font-weight-asian="bold" style:font-name-complex="Symbol" style:font-style-complex="italic" style:font-weight-complex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name-asian="Symbol" style:font-style-asian="italic" style:font-name-complex="Symbol"/>
    </style:style>
    <style:style style:name="T19" style:family="text">
      <style:text-properties fo:font-style="italic" style:font-name-asian="Symbol" style:font-style-asian="italic" style:font-name-complex="Symbol" style:font-style-complex="italic"/>
    </style:style>
    <style:style style:name="T20" style:family="text">
      <style:text-properties fo:font-style="italic" officeooo:rsid="010d6a0f"/>
    </style:style>
    <style:style style:name="T21" style:family="text">
      <style:text-properties fo:font-weight="bold" style:font-weight-asian="bold" style:font-name-complex="Symbol" style:font-weight-complex="bold"/>
    </style:style>
    <style:style style:name="T22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3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109963b"/>
    </style:style>
    <style:style style:name="T26" style:family="text">
      <style:text-properties officeooo:rsid="0109963b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/>
    </style:style>
    <style:style style:name="T29" style:family="text">
      <style:text-properties fo:language="ru" fo:country="RU" fo:font-style="italic" fo:font-weight="bold" style:font-style-asian="italic" style:font-weight-asian="bold"/>
    </style:style>
    <style:style style:name="T3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language="ru" fo:country="RU" fo:font-style="italic" fo:font-weight="bold" style:font-style-asian="italic" style:font-weight-asian="bold" style:font-weight-complex="bold"/>
    </style:style>
    <style:style style:name="T32" style:family="text">
      <style:text-properties fo:language="ru" fo:country="RU" fo:font-style="italic" fo:font-weight="bold" style:font-name-asian="Symbol" style:font-style-asian="italic" style:font-weight-asian="bold" style:font-style-complex="italic" style:font-weight-complex="bold"/>
    </style:style>
    <style:style style:name="T33" style:family="text">
      <style:text-properties fo:language="ru" fo:country="RU" fo:font-style="italic" fo:font-weight="bold" style:font-name-asian="Symbol" style:font-style-asian="italic" style:font-weight-asian="bold" style:font-name-complex="Symbol" style:font-style-complex="italic" style:font-weight-complex="bold"/>
    </style:style>
    <style:style style:name="T34" style:family="text">
      <style:text-properties fo:language="ru" fo:country="RU" fo:font-style="italic" fo:font-weight="bold" style:font-name-asian="Symbol" style:font-style-asian="italic" style:font-weight-asian="bold" style:font-name-complex="Symbol" style:font-weight-complex="bold"/>
    </style:style>
    <style:style style:name="T35" style:family="text">
      <style:text-properties fo:language="ru" fo:country="RU" fo:font-style="italic" style:text-underline-style="solid" style:text-underline-width="auto" style:text-underline-color="font-color" style:font-style-asian="italic"/>
    </style:style>
    <style:style style:name="T36" style:family="text">
      <style:text-properties fo:language="ru" fo:country="RU" fo:font-style="italic" style:font-name-asian="Times New Roman2" style:font-style-asian="italic" style:font-name-complex="Times New Roman2"/>
    </style:style>
    <style:style style:name="T37" style:family="text">
      <style:text-properties fo:language="ru" fo:country="RU" fo:font-style="italic" style:font-name-asian="Times New Roman2" style:font-style-asian="italic" style:font-name-complex="Times New Roman2" style:font-style-complex="italic"/>
    </style:style>
    <style:style style:name="T38" style:family="text">
      <style:text-properties fo:language="ru" fo:country="RU" fo:font-style="italic" style:font-name-asian="Symbol" style:font-style-asian="italic" style:font-name-complex="Symbol"/>
    </style:style>
    <style:style style:name="T39" style:family="text">
      <style:text-properties fo:language="ru" fo:country="RU" fo:font-style="italic" style:font-name-asian="Symbol" style:font-style-asian="italic" style:font-name-complex="Symbol" style:font-style-complex="italic"/>
    </style:style>
    <style:style style:name="T40" style:family="text">
      <style:text-properties fo:language="ru" fo:country="RU" officeooo:rsid="010b1bf8"/>
    </style:style>
    <style:style style:name="T41" style:family="text">
      <style:text-properties fo:language="ru" fo:country="RU" fo:font-weight="bold" style:font-weight-asian="bold" style:font-weight-complex="bold"/>
    </style:style>
    <style:style style:name="T42" style:family="text">
      <style:text-properties fo:language="ru" fo:country="RU" fo:font-weight="bold" style:font-name-asian="Symbol" style:font-weight-asian="bold" style:font-name-complex="Symbol" style:font-weight-complex="bold"/>
    </style:style>
    <style:style style:name="T43" style:family="text">
      <style:text-properties fo:language="ru" fo:country="RU" style:font-style-complex="italic" style:font-weight-complex="bold"/>
    </style:style>
    <style:style style:name="T44" style:family="text">
      <style:text-properties fo:language="ru" fo:country="RU" style:font-name-asian="Symbol"/>
    </style:style>
    <style:style style:name="T45" style:family="text">
      <style:text-properties fo:language="ru" fo:country="RU" style:font-name-asian="Symbol" style:font-name-complex="Symbol"/>
    </style:style>
    <style:style style:name="T46" style:family="text">
      <style:text-properties fo:language="ru" fo:country="RU" style:font-name-asian="Times New Roman2" style:font-name-complex="Times New Roman2"/>
    </style:style>
    <style:style style:name="T47" style:family="text">
      <style:text-properties officeooo:rsid="010b1bf8"/>
    </style:style>
    <style:style style:name="T48" style:family="text">
      <style:text-properties style:text-position="sub 58%"/>
    </style:style>
    <style:style style:name="T49" style:family="text">
      <style:text-properties style:text-position="sub 58%" fo:font-style="italic" style:font-style-asian="italic"/>
    </style:style>
    <style:style style:name="T50" style:family="text">
      <style:text-properties style:text-position="sub 58%" fo:font-style="italic" style:font-name-asian="Symbol" style:font-style-asian="italic" style:font-name-complex="Symbol"/>
    </style:style>
    <style:style style:name="T51" style:family="text">
      <style:text-properties style:text-position="sub 58%" fo:font-style="italic" style:font-name-asian="Symbol" style:font-style-asian="italic" style:font-name-complex="Symbol" style:font-style-complex="italic"/>
    </style:style>
    <style:style style:name="T52" style:family="text">
      <style:text-properties style:text-position="sub 58%" fo:language="ru" fo:country="RU"/>
    </style:style>
    <style:style style:name="T53" style:family="text">
      <style:text-properties style:text-position="sub 58%" fo:language="ru" fo:country="RU" fo:font-style="italic" style:font-style-asian="italic"/>
    </style:style>
    <style:style style:name="T54" style:family="text">
      <style:text-properties style:text-position="sub 58%" fo:language="ru" fo:country="RU" fo:font-style="italic" style:font-name-asian="Symbol" style:font-style-asian="italic" style:font-name-complex="Symbol"/>
    </style:style>
    <style:style style:name="T55" style:family="text">
      <style:text-properties style:text-position="sub 58%" fo:language="ru" fo:country="RU" fo:font-style="italic" style:font-name-asian="Symbol" style:font-style-asian="italic" style:font-name-complex="Symbol" style:font-style-complex="italic"/>
    </style:style>
    <style:style style:name="T56" style:family="text">
      <style:text-properties style:text-position="sub 58%" fo:language="ru" fo:country="RU" style:font-name-asian="Symbol" style:font-name-complex="Symbol"/>
    </style:style>
    <style:style style:name="T57" style:family="text">
      <style:text-properties style:text-position="sub 58%" fo:language="en" fo:country="US" style:font-name-complex="Symbol"/>
    </style:style>
    <style:style style:name="T58" style:family="text">
      <style:text-properties style:text-position="sub 58%" style:font-name-complex="Symbol"/>
    </style:style>
    <style:style style:name="T59" style:family="text">
      <style:text-properties style:font-name-asian="Symbol"/>
    </style:style>
    <style:style style:name="T60" style:family="text">
      <style:text-properties style:font-name-asian="Symbol" style:font-name-complex="Symbol"/>
    </style:style>
    <style:style style:name="T61" style:family="text">
      <style:text-properties style:font-name-asian="Times New Roman2"/>
    </style:style>
    <style:style style:name="T62" style:family="text">
      <style:text-properties style:font-name-asian="Times New Roman2" style:font-name-complex="Times New Roman2"/>
    </style:style>
    <style:style style:name="T63" style:family="text">
      <style:text-properties style:text-position="super 58%"/>
    </style:style>
    <style:style style:name="T64" style:family="text">
      <style:text-properties style:text-position="super 58%" fo:language="ru" fo:country="RU"/>
    </style:style>
    <style:style style:name="T65" style:family="text">
      <style:text-properties style:text-position="super 58%" fo:language="ru" fo:country="RU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super 58%" fo:language="ru" fo:country="RU" fo:font-style="italic" fo:font-weight="bold" style:font-name-asian="Symbol" style:font-style-asian="italic" style:font-weight-asian="bold" style:font-style-complex="italic" style:font-weight-complex="bold"/>
    </style:style>
    <style:style style:name="T67" style:family="text">
      <style:text-properties style:text-position="super 58%" fo:language="ru" fo:country="RU" fo:font-style="italic" fo:font-weight="bold" style:font-name-asian="Symbol" style:font-style-asian="italic" style:font-weight-asian="bold" style:font-name-complex="Symbol" style:font-style-complex="italic" style:font-weight-complex="bold"/>
    </style:style>
    <style:style style:name="T68" style:family="text">
      <style:text-properties style:text-position="super 58%" fo:font-style="italic" fo:font-weight="bold" style:font-name-asian="Symbol" style:font-style-asian="italic" style:font-weight-asian="bold" style:font-style-complex="italic" style:font-weight-complex="bold"/>
    </style:style>
    <style:style style:name="T69" style:family="text">
      <style:text-properties style:text-position="super 58%" fo:font-style="italic" fo:font-weight="bold" style:font-name-asian="Symbol" style:font-style-asian="italic" style:font-weight-asian="bold" style:font-name-complex="Symbol" style:font-style-complex="italic" style:font-weight-complex="bold"/>
    </style:style>
    <style:style style:name="T70" style:family="text">
      <style:text-properties style:text-position="super 58%" fo:font-style="italic" style:font-style-asian="italic"/>
    </style:style>
    <style:style style:name="T71" style:family="text">
      <style:text-properties style:text-position="super 58%" style:font-name-complex="Symbol"/>
    </style:style>
    <style:style style:name="T72" style:family="text">
      <style:text-properties fo:language="en" fo:country="US"/>
    </style:style>
    <style:style style:name="T73" style:family="text">
      <style:text-properties fo:language="en" fo:country="US" style:font-name-complex="Symbol"/>
    </style:style>
    <style:style style:name="T74" style:family="text">
      <style:text-properties style:font-name="Symbol" fo:language="en" fo:country="US" style:font-name-complex="Symbol"/>
    </style:style>
    <style:style style:name="T75" style:family="text">
      <style:text-properties style:font-name-complex="Symbol"/>
    </style:style>
    <style:style style:name="T76" style:family="text">
      <style:text-properties officeooo:rsid="010d6a0f"/>
    </style:style>
    <style:style style:name="T77" style:family="text">
      <style:text-properties officeooo:rsid="010e8cbb"/>
    </style:style>
    <style:style style:name="T78" style:family="text">
      <style:text-properties fo:font-weight="normal" officeooo:rsid="010e8cbb" style:font-weight-asian="normal" style:font-weight-complex="normal"/>
    </style:style>
    <style:style style:name="fr1" style:family="graphic" style:parent-style-name="OLE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БГУИР</text:p>
      <text:p text:style-name="P59"><text:span text:style-name="T77">Кафедра информатики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2"><text:s text:c="9"/><text:span text:style-name="T78">ОТЧЕТ</text:span></text:p>
      <text:p text:style-name="P58"><text:s text:c="9"/><text:span text:style-name="T77">по</text:span> лабораторной работе №<text:span text:style-name="T26">2</text:span></text:p>
      <text:p text:style-name="P66">Решение систем линейных уравнений методом простой итерации и методом Зейделя</text:p>
      <text:p text:style-name="P67"><text:span text:style-name="T8">Вариант 2</text:span><text:span text:style-name="T9">1</text:span></text:p>
      <text:p text:style-name="P68"/>
      <text:p text:style-name="P68"/>
      <text:p text:style-name="P71"/>
      <text:p text:style-name="P68"/>
      <text:p text:style-name="P68"/>
      <text:p text:style-name="P68"/>
      <text:p text:style-name="P68"/>
      <text:p text:style-name="P69">Выполнил:<text:tab/><text:tab/><text:tab/><text:tab/><text:tab/><text:tab/><text:tab/><text:tab/> <text:s text:c="5"/><text:span text:style-name="T77">Проверил:</text:span></text:p>
      <text:p text:style-name="P69">студент гр.453504<text:tab/><text:tab/><text:tab/><text:tab/><text:tab/><text:tab/> <text:s text:c="5"/><text:span text:style-name="T77">Ероминек Катажина </text:span></text:p>
      <text:p text:style-name="P70">Подольский К.И.<text:tab/><text:tab/><text:tab/><text:tab/><text:tab/><text:tab/> <text:s text:c="5"/><text:span text:style-name="T77">Ришардовна</text:span></text:p>
      <text:p text:style-name="P70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8">Минск, 2016</text:p>
      <text:p text:style-name="P58"/>
      <text:p text:style-name="P58"/>
      <text:p text:style-name="P58"><text:soft-page-break/></text:p>
      <text:p text:style-name="P63">Введение</text:p>
      <text:p text:style-name="P3"/>
      <text:p text:style-name="P2"><text:tab/>Методы решения систем линейных уравнений делятся на две группы. Это так называемые прямые методы и итерационные методы. <text:span text:style-name="T26">Итерационные методы - <text:s/>это методы, когда решение получают в виде сходящейся последовательности приближений.</text:span> <text:span text:style-name="T26">К ним относят метод простых итераций и модификацию метода итераций - метод Зейделя, а также метод релаксации для ускорения сходимости.</text:span></text:p>
      <text:p text:style-name="P2"/>
      <text:p text:style-name="P7">Большие системы уравнений, возникающие в основном в приложениях, как правило, являются разреженными. Методы исключения для систем с разреженным и матрицами неудобны, например, тем, что при их использовании большое число нулевых элементов превращается в ненулевые, и матрица теряет свойство разреженности. В противоположность им при использовании итерационных методов в ходе итерационного процесса матрица не меняется, и она, естественно, остается разреженной. Большая эффективность итерационных методов по сравнению с прямыми методами тесно связанна с возможностью существенного использования разреженности матриц.</text:p>
      <text:p text:style-name="P7"/>
      <text:p text:style-name="P7"><text:span text:style-name="T35">Итерационные методы</text:span><text:span text:style-name="T28"> </text:span><text:span text:style-name="T27">основаны <text:s/>на построении сходящейся к точном</text:span><text:span text:style-name="T40">у</text:span><text:span text:style-name="T27"> <text:s text:c="2"/>решению <text:s/></text:span><text:span text:style-name="T11">x</text:span><text:span text:style-name="T30"> </text:span><text:span text:style-name="T27">рекуррентной последовательности</text:span><text:span text:style-name="T40"> {}.</text:span></text:p>
      <text:p text:style-name="P7"/>
      <text:p text:style-name="P9"><text:span text:style-name="T27">Для решения СЛАУ </text:span><text:span text:style-name="T41">методом простых итераций</text:span><text:span text:style-name="T27"> преобразуем систему от первоначальной формы </text:span><text:span text:style-name="T10">Ax</text:span><text:span text:style-name="T27"> = </text:span><text:span text:style-name="T10">b</text:span><text:span text:style-name="T29"><text:tab/> </text:span><text:span text:style-name="T43"><text:s/>или </text:span></text:p>
      <text:p text:style-name="P12"/>
      <text:p text:style-name="P9"><text:span text:style-name="T27"><text:tab/><text:tab/><text:tab/></text:span><text:span text:style-name="T17">a</text:span><text:span text:style-name="T49">11 </text:span><text:span text:style-name="T17">x</text:span><text:span text:style-name="T49">1 <text:s/>+ <text:s text:c="2"/></text:span><text:span text:style-name="T17">a</text:span><text:span text:style-name="T49">12 </text:span><text:span text:style-name="T17">x</text:span><text:span text:style-name="T49">2 <text:s/>+ … + <text:s/></text:span><text:span text:style-name="T17">a</text:span><text:span text:style-name="T49">1n </text:span><text:span text:style-name="T17">x</text:span><text:span text:style-name="T49">n <text:s/>=</text:span><text:span text:style-name="T17"> b</text:span><text:span text:style-name="T49">1 </text:span>,</text:p>
      <text:p text:style-name="P20"><text:tab/><text:tab/><text:tab/><text:tab/><text:span text:style-name="T17">a</text:span><text:span text:style-name="T49">21 </text:span><text:span text:style-name="T17">x</text:span><text:span text:style-name="T49">1 <text:s/>+ <text:s text:c="2"/></text:span><text:span text:style-name="T17">a</text:span><text:span text:style-name="T49">22 </text:span><text:span text:style-name="T17">x</text:span><text:span text:style-name="T49">2 <text:s/>+ … + <text:s/></text:span><text:span text:style-name="T17">a</text:span><text:span text:style-name="T49">2n </text:span><text:span text:style-name="T17">x</text:span><text:span text:style-name="T49">n <text:s/>=</text:span><text:span text:style-name="T17"> b</text:span><text:span text:style-name="T49">2 </text:span>,</text:p>
      <text:p text:style-name="P28"><text:span text:style-name="T61"><text:s text:c="24"/></text:span><text:span text:style-name="T59"><text:tab/> <text:s text:c="29"/>…..<text:tab/><text:tab/><text:tab/><text:tab/><text:tab/><text:tab/><text:tab/>(</text:span><text:span text:style-name="T44">2</text:span><text:span text:style-name="T59">.</text:span><text:span text:style-name="T44">1</text:span><text:span text:style-name="T59">)</text:span></text:p>
      <text:p text:style-name="P20"><text:tab/><text:tab/><text:tab/><text:tab/><text:span text:style-name="T17">a</text:span><text:span text:style-name="T49">n1 </text:span><text:span text:style-name="T17">x</text:span><text:span text:style-name="T49">1 <text:s/>+ <text:s text:c="2"/></text:span><text:span text:style-name="T17">a</text:span><text:span text:style-name="T49">n2 </text:span><text:span text:style-name="T17">x</text:span><text:span text:style-name="T49">2 <text:s/>+ … </text:span><text:span text:style-name="T53">+ <text:s/></text:span><text:span text:style-name="T17">a</text:span><text:span text:style-name="T49">nn</text:span><text:span text:style-name="T53"> </text:span><text:span text:style-name="T17">x</text:span><text:span text:style-name="T49">n</text:span><text:span text:style-name="T53"> <text:s/>=</text:span><text:span text:style-name="T28"> </text:span><text:span text:style-name="T17">b</text:span><text:span text:style-name="T49">n</text:span><text:span text:style-name="T53"> </text:span></text:p>
      <text:p text:style-name="P13">к виду </text:p>
      <text:p text:style-name="P13"/>
      <text:p text:style-name="P34"><text:span text:style-name="T13"><text:s text:c="12"/></text:span><text:span text:style-name="T14">x</text:span><text:span text:style-name="T59"> = </text:span><text:span text:style-name="T14">Bx</text:span><text:span text:style-name="T59"> + </text:span><text:span text:style-name="T14">c</text:span><text:span text:style-name="T59">. <text:tab/><text:tab/><text:tab/><text:tab/><text:tab/><text:tab/></text:span><text:span text:style-name="T44">(2.2)</text:span></text:p>
      <text:p text:style-name="P36"><text:span text:style-name="T27">Здесь </text:span><text:span text:style-name="T10">B</text:span><text:span text:style-name="T27"> – квадратная матрица с элементами </text:span><text:span text:style-name="T17">b</text:span><text:span text:style-name="T49">ij</text:span><text:span text:style-name="T27"> (</text:span><text:span text:style-name="T17">i</text:span><text:span text:style-name="T28">, </text:span><text:span text:style-name="T17">j</text:span><text:span text:style-name="T27"> = 1, 2, …, </text:span><text:span text:style-name="T17">n</text:span><text:span text:style-name="T27">), </text:span><text:span text:style-name="T10">c</text:span><text:span text:style-name="T27"> – вектор-столбец с элементами </text:span><text:span text:style-name="T17">c</text:span><text:span text:style-name="T49">i</text:span><text:span text:style-name="T28"> </text:span><text:span text:style-name="T27">(</text:span><text:span text:style-name="T17">i</text:span><text:span text:style-name="T27"> = 1, 2, …, </text:span><text:span text:style-name="T17">n</text:span><text:span text:style-name="T27">).</text:span></text:p>
      <text:p text:style-name="P1"><text:soft-page-break/><text:tab/>В развернутой форме записи система (2.2) имеет следующий вид:</text:p>
      <text:p text:style-name="P37"><text:span text:style-name="T17">x</text:span><text:span text:style-name="T48">1</text:span> = <text:span text:style-name="T17">b</text:span><text:span text:style-name="T48">11</text:span><text:span text:style-name="T17">x</text:span><text:span text:style-name="T48">1</text:span> + <text:span text:style-name="T17">b</text:span><text:span text:style-name="T48">12</text:span><text:span text:style-name="T17">x</text:span><text:span text:style-name="T48">2</text:span> + <text:span text:style-name="T17">b</text:span><text:span text:style-name="T48">13</text:span><text:span text:style-name="T17">x</text:span><text:span text:style-name="T48">3</text:span> + … + <text:span text:style-name="T17">b</text:span><text:span text:style-name="T48">1</text:span><text:span text:style-name="T49">n</text:span><text:span text:style-name="T17">x</text:span><text:span text:style-name="T49">n</text:span> + <text:span text:style-name="T17">c</text:span><text:span text:style-name="T48">1</text:span></text:p>
      <text:p text:style-name="P21"><text:span text:style-name="T17">x</text:span><text:span text:style-name="T48">2</text:span> = <text:span text:style-name="T17">b</text:span><text:span text:style-name="T48">21</text:span><text:span text:style-name="T17">x</text:span><text:span text:style-name="T48">1</text:span> + <text:span text:style-name="T17">b</text:span><text:span text:style-name="T48">22</text:span><text:span text:style-name="T17">x</text:span><text:span text:style-name="T48">2</text:span> + <text:span text:style-name="T17">b</text:span><text:span text:style-name="T48">23</text:span><text:span text:style-name="T17">x</text:span><text:span text:style-name="T48">3</text:span> + … + <text:span text:style-name="T17">b</text:span><text:span text:style-name="T48">2</text:span><text:span text:style-name="T49">n</text:span><text:span text:style-name="T17">x</text:span><text:span text:style-name="T49">n</text:span> + <text:span text:style-name="T17">c</text:span><text:span text:style-name="T48">2</text:span></text:p>
      <text:p text:style-name="P21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p>
      <text:p text:style-name="P8"><text:span text:style-name="T17">x</text:span><text:span text:style-name="T49">n</text:span> = <text:span text:style-name="T17">b</text:span><text:span text:style-name="T49">n</text:span><text:span text:style-name="T48">1</text:span><text:span text:style-name="T17">x</text:span><text:span text:style-name="T48">1</text:span> + <text:span text:style-name="T17">b</text:span><text:span text:style-name="T49">n</text:span><text:span text:style-name="T48">2</text:span><text:span text:style-name="T17">x</text:span><text:span text:style-name="T48">2</text:span> + <text:span text:style-name="T17">b</text:span><text:span text:style-name="T49">n</text:span><text:span text:style-name="T48">3</text:span><text:span text:style-name="T17">x</text:span><text:span text:style-name="T48">3</text:span> + … <text:span text:style-name="T27">+ </text:span><text:span text:style-name="T17">b</text:span><text:span text:style-name="T49">nn</text:span><text:span text:style-name="T17">x</text:span><text:span text:style-name="T49">n</text:span><text:span text:style-name="T27"> + </text:span><text:span text:style-name="T17">c</text:span><text:span text:style-name="T49">n</text:span></text:p>
      <text:p text:style-name="P3"/>
      <text:p text:style-name="P13">Можно, например, преобразовать систему (2.1) следующим образом </text:p>
      <text:p text:style-name="P13"/>
      <text:p text:style-name="P20"><text:span text:style-name="T27"><text:tab/><text:tab/><text:tab/><text:tab/></text:span><text:span text:style-name="T17">x</text:span><text:span text:style-name="T49">1</text:span><text:span text:style-name="T17"> = (b</text:span><text:span text:style-name="T49">1</text:span><text:span text:style-name="T17"> - a</text:span><text:span text:style-name="T49">11 </text:span><text:span text:style-name="T17">x</text:span><text:span text:style-name="T49">1</text:span><text:span text:style-name="T17"> – a</text:span><text:span text:style-name="T49">12 </text:span><text:span text:style-name="T17">x</text:span><text:span text:style-name="T49">2</text:span><text:span text:style-name="T17"> - … - a</text:span><text:span text:style-name="T49">1n </text:span><text:span text:style-name="T17">x</text:span><text:span text:style-name="T49">n</text:span><text:span text:style-name="T17">) / a</text:span><text:span text:style-name="T49">11</text:span><text:span text:style-name="T17"> + x</text:span><text:span text:style-name="T49">1</text:span><text:span text:style-name="T17">,</text:span></text:p>
      <text:p text:style-name="P20"><text:tab/><text:tab/><text:tab/><text:tab/><text:span text:style-name="T17">x</text:span><text:span text:style-name="T49">2</text:span><text:span text:style-name="T17"> = (b</text:span><text:span text:style-name="T49">2</text:span><text:span text:style-name="T17"> - a</text:span><text:span text:style-name="T49">21 </text:span><text:span text:style-name="T17">x</text:span><text:span text:style-name="T49">1</text:span><text:span text:style-name="T17"> – a</text:span><text:span text:style-name="T49">22 </text:span><text:span text:style-name="T17">x</text:span><text:span text:style-name="T49">2</text:span><text:span text:style-name="T17"> - … - a</text:span><text:span text:style-name="T49">2n </text:span><text:span text:style-name="T17">x</text:span><text:span text:style-name="T49">n</text:span><text:span text:style-name="T17">) / a</text:span><text:span text:style-name="T49">22</text:span><text:span text:style-name="T17"> + x</text:span><text:span text:style-name="T49">2</text:span><text:span text:style-name="T17">,</text:span></text:p>
      <text:p text:style-name="P22"><text:tab/> <text:s text:c="3"/><text:tab/> <text:s text:c="20"/>…..<text:tab/><text:tab/><text:tab/><text:tab/><text:tab/><text:tab/><text:tab/></text:p>
      <text:p text:style-name="P20"><text:tab/><text:tab/><text:tab/><text:tab/><text:span text:style-name="T17">x</text:span><text:span text:style-name="T49">n</text:span><text:span text:style-name="T17"> = (b</text:span><text:span text:style-name="T49">n</text:span><text:span text:style-name="T17"> - a</text:span><text:span text:style-name="T49">n1 </text:span><text:span text:style-name="T17">x</text:span><text:span text:style-name="T49">1</text:span><text:span text:style-name="T17"> – a</text:span><text:span text:style-name="T49">n2 </text:span><text:span text:style-name="T17">x</text:span><text:span text:style-name="T49">2</text:span><text:span text:style-name="T17"> - … - a</text:span><text:span text:style-name="T49">nn </text:span><text:span text:style-name="T17">x</text:span><text:span text:style-name="T49">n</text:span><text:span text:style-name="T17">) / a</text:span><text:span text:style-name="T49">nn</text:span><text:span text:style-name="T17"> + x</text:span><text:span text:style-name="T49">n</text:span></text:p>
      <text:p text:style-name="P32"/>
      <text:p text:style-name="P20"><text:span text:style-name="T27">если диагональные элементы матрицы </text:span><text:span text:style-name="T30">А </text:span><text:span text:style-name="T27">отличны от нуля.<text:tab/><text:line-break/> <text:s text:c="2"/>Можно преобразовать <text:s/>систему (2.1) в эквивалентную ей систему</text:span></text:p>
      <text:p text:style-name="P13"/>
      <text:p text:style-name="P33">x = (E-A)x+b.</text:p>
      <text:p text:style-name="P18"/>
      <text:p text:style-name="P23"><text:span text:style-name="T27">Задав произвольным образом столбец начальных приближений </text:span><text:span text:style-name="T30">х</text:span><text:span text:style-name="T65">0</text:span><text:span text:style-name="T27"> <text:s/>= (</text:span>x<text:span text:style-name="T52">1</text:span><text:span text:style-name="T64">0 </text:span><text:span text:style-name="T27">, </text:span>x<text:span text:style-name="T52">2</text:span><text:span text:style-name="T64">0 </text:span><text:span text:style-name="T27">, … , </text:span>x<text:span text:style-name="T48">n</text:span><text:span text:style-name="T64">0 </text:span><text:span text:style-name="T27">)</text:span><text:span text:style-name="T63">T</text:span><text:span text:style-name="T27"> , подставим их в правые части системы (2.2) и вычислим новые <text:s/>приближения </text:span><text:span text:style-name="T11">x</text:span><text:span text:style-name="T65">1</text:span><text:span text:style-name="T30"> = </text:span><text:span text:style-name="T27">(</text:span>x<text:span text:style-name="T52">1</text:span><text:span text:style-name="T64">1 </text:span><text:span text:style-name="T27">, </text:span>x<text:span text:style-name="T52">2</text:span><text:span text:style-name="T64">1 </text:span><text:span text:style-name="T27">, … , </text:span>x<text:span text:style-name="T48">n</text:span><text:span text:style-name="T64">1 </text:span><text:span text:style-name="T27">)</text:span><text:span text:style-name="T63">T</text:span><text:span text:style-name="T27"> , <text:s/>которые опять подставим в систему (2.2) и т.д. Таким образом, организуется итерационный процесс </text:span></text:p>
      <text:p text:style-name="P29"><text:span text:style-name="T61"><text:s/></text:span><text:span text:style-name="T15">x</text:span><text:span text:style-name="T68">k</text:span><text:span text:style-name="T59"> = </text:span><text:span text:style-name="T15">Bx</text:span><text:span text:style-name="T68">k-1</text:span><text:span text:style-name="T15"> + c </text:span><text:span text:style-name="T59">, <text:s/>k = 1,2, …. ,. <text:s/></text:span><text:span text:style-name="T44">Известно, что система (2.1) имеет единственное решение <text:s/></text:span><text:span text:style-name="T32">х</text:span><text:span text:style-name="T66">*</text:span><text:span text:style-name="T32"> <text:s/></text:span><text:span text:style-name="T44">и последовательность {</text:span><text:span text:style-name="T15">x</text:span><text:span text:style-name="T68">k</text:span><text:span text:style-name="T44">} <text:s/>сходится к этому решению со скоростью геометрической прогрессии, если || </text:span><text:span text:style-name="T15">B</text:span><text:span text:style-name="T44"> || &lt; 1 в любой матричной норме. Т.е. </text:span></text:p>
      <text:p text:style-name="P56">Т.е. для того, чтобы последовательность простых итераций сходилась к единственному решению <text:s/>достаточно, чтобы выполнялось одно из следующих условий: <text:span text:style-name="T47">(следствия из теорем)</text:span></text:p>
      <text:p text:style-name="P47">1) <text:span text:style-name="T72">max</text:span> <text:s/>(<text:span text:style-name="T74"></text:span><text:span text:style-name="T75"> </text:span><text:span text:style-name="T21">|</text:span><text:span text:style-name="T75"> </text:span><text:span text:style-name="T73">b</text:span><text:span text:style-name="T57">ij</text:span><text:span text:style-name="T58"> </text:span><text:span text:style-name="T21">|</text:span><text:span text:style-name="T75"> ) &lt; 1 ;</text:span></text:p>
      <text:p text:style-name="P47"><text:span text:style-name="T75">2) <text:s/></text:span><text:span text:style-name="T74"></text:span><text:span text:style-name="T75"> <text:s/></text:span><text:span text:style-name="T74"></text:span><text:span text:style-name="T75"> <text:s text:c="3"/>b</text:span><text:span text:style-name="T57">ij</text:span><text:span text:style-name="T58"> </text:span><text:span text:style-name="T71">2 <text:s text:c="2"/></text:span><text:span text:style-name="T75">&lt; 1;</text:span></text:p>
      <text:p text:style-name="P47"><text:span text:style-name="T75">3) </text:span><text:span text:style-name="T73">max</text:span><text:span text:style-name="T75"> <text:s/>(</text:span><text:span text:style-name="T74"></text:span><text:span text:style-name="T75"> </text:span><text:span text:style-name="T21">|</text:span><text:span text:style-name="T75"> </text:span><text:span text:style-name="T73">b</text:span><text:span text:style-name="T57">ij</text:span><text:span text:style-name="T58"> </text:span><text:span text:style-name="T21">|</text:span><text:span text:style-name="T75"> ) &lt; 1.</text:span></text:p>
      <text:p text:style-name="P72"><text:soft-page-break/>Также справедливы теоремы:</text:p>
      <text:p text:style-name="P73">Теорема 1. Для того чтобы при любом начальном приближении x0 итерационная последовательность в методе простых итераций сходилась к решению системы (2.2), необходимо и достаточно, чтобы все собственные значения матрицы В были по абсолютной величине меньше единицы.</text:p>
      <text:p text:style-name="P73">Теорема 2. Пусть ||B|| &lt; 1 . Тогда система (2.2) имеет решение, причем единственное, и последовательность приближений {x^k} сходится к этому решению со скоростью геометрической прогрессии (при любом начальном приближении x0).</text:p>
      <text:p text:style-name="P31"><text:span text:style-name="T42">Метод Зейделя</text:span><text:span text:style-name="T45">. <text:s text:c="5"/>Метод Зейделя является модификацией метода простых <text:s/>итераций. Суть его состоит в том, что при вычислении следующего <text:s/></text:span><text:span text:style-name="T60"><draw:frame draw:style-name="fr1" draw:name="Object9" text:anchor-type="as-char" svg:width="0.3374in" svg:height="0.370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5"> : 2</text:span><text:span text:style-name="T60"><draw:frame draw:style-name="fr1" draw:name="Object10" text:anchor-type="as-char" svg:width="0.4984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5"> <text:s/>в формуле <text:s/></text:span><text:span text:style-name="T16">x</text:span><text:span text:style-name="T69">k</text:span><text:span text:style-name="T45"> = </text:span><text:span text:style-name="T16">Bx</text:span><text:span text:style-name="T69">k</text:span><text:span text:style-name="T67">-1</text:span><text:span text:style-name="T33"> + </text:span><text:span text:style-name="T16">c</text:span><text:span text:style-name="T33"> </text:span><text:span text:style-name="T45">, <text:s/></text:span><text:span text:style-name="T60">k</text:span><text:span text:style-name="T45"> = 1,2, …. <text:s/>используются вместо <text:s text:c="2"/></text:span><text:span text:style-name="T60"><draw:frame draw:style-name="fr1" draw:name="Object11" text:anchor-type="as-char" svg:width="1.1902in" svg:height="0.370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5"> <text:s/>уже вычисленные ранее <text:s/></text:span><text:span text:style-name="T60"><draw:frame draw:style-name="fr1" draw:name="Object12" text:anchor-type="as-char" svg:width="1.0161in" svg:height="0.37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5"> <text:s/>, т.е.</text:span></text:p>
      <text:p text:style-name="P14"/>
      <text:p text:style-name="P31"><text:span text:style-name="T46"><text:s text:c="22"/></text:span><text:span text:style-name="T60"><draw:frame draw:style-name="fr1" draw:name="Object13" text:anchor-type="as-char" svg:width="2.6563in" svg:height="0.472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6"> </text:span><text:span text:style-name="T45">. <text:s text:c="37"/>(2.3) <text:s text:c="5"/>Такое усовершенствование позволяет ускорить сходимость итераций почти в два раза. Кроме того, данный метод может быть реализован на ЭВМ без привлечения дополнительного массива, т.к. полученное новое <text:s/></text:span><text:span text:style-name="T60"><draw:frame draw:style-name="fr1" draw:name="Object14" text:anchor-type="as-char" svg:width="0.3374in" svg:height="0.370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5"> <text:s/>сразу засылается на место старого.</text:span></text:p>
      <text:p text:style-name="P17"><text:span text:style-name="T62"><text:s text:c="6"/></text:span><text:span text:style-name="T60">Схема алгоритма аналогична <text:s text:c="2"/>схеме метода простых итераций.</text:span></text:p>
      <text:p text:style-name="P15"/>
      <text:p text:style-name="P30"><text:span text:style-name="T46"><text:s text:c="7"/></text:span><text:span text:style-name="T45">Самый простой способ приведения системы к виду, удобному для итераций, состоит в следующем. Из первого уравнения системы выразим неизвестное </text:span><text:span text:style-name="T18">x</text:span><text:span text:style-name="T56">1</text:span><text:span text:style-name="T45">:</text:span></text:p>
      <text:p text:style-name="P38"><text:span text:style-name="T17">x</text:span><text:span text:style-name="T48">1</text:span> = <text:span text:style-name="T17">a</text:span><text:span text:style-name="T48">11</text:span><text:span text:style-name="T63">–1</text:span> (<text:span text:style-name="T17">b</text:span><text:span text:style-name="T48">1</text:span> – <text:span text:style-name="T17">a</text:span><text:span text:style-name="T48">12</text:span><text:span text:style-name="T17">x</text:span><text:span text:style-name="T48">2</text:span> – <text:span text:style-name="T17">a</text:span><text:span text:style-name="T48">13</text:span><text:span text:style-name="T17">x</text:span><text:span text:style-name="T48">3</text:span> – … – <text:span text:style-name="T17">a</text:span><text:span text:style-name="T48">1</text:span><text:span text:style-name="T49">n</text:span><text:span text:style-name="T17">x</text:span><text:span text:style-name="T49">n</text:span>),</text:p>
      <text:p text:style-name="P40"><text:span text:style-name="T27">из второго уравнения – неизвестное </text:span><text:span text:style-name="T17">x</text:span><text:span text:style-name="T52">2</text:span><text:span text:style-name="T27">:</text:span></text:p>
      <text:p text:style-name="P38"><text:soft-page-break/><text:span text:style-name="T17">x</text:span><text:span text:style-name="T48">2</text:span> = <text:span text:style-name="T17">a</text:span><text:span text:style-name="T48">21</text:span><text:span text:style-name="T63">–1</text:span> (<text:span text:style-name="T17">b</text:span><text:span text:style-name="T48">2</text:span> – <text:span text:style-name="T17">a</text:span><text:span text:style-name="T48">22</text:span><text:span text:style-name="T17">x</text:span><text:span text:style-name="T48">2</text:span> – <text:span text:style-name="T17">a</text:span><text:span text:style-name="T48">23</text:span><text:span text:style-name="T17">x</text:span><text:span text:style-name="T48">3</text:span> – … – <text:span text:style-name="T17">a</text:span><text:span text:style-name="T48">2</text:span><text:span text:style-name="T49">n</text:span><text:span text:style-name="T17">x</text:span><text:span text:style-name="T49">n</text:span>),</text:p>
      <text:p text:style-name="P44">и т. д. В результате получим систему</text:p>
      <text:p text:style-name="P39"><text:span text:style-name="T17">x</text:span><text:span text:style-name="T48">1</text:span> = <text:span text:style-name="T17">b</text:span><text:span text:style-name="T48">12</text:span><text:span text:style-name="T17">x</text:span><text:span text:style-name="T48">2</text:span> +<text:tab/><text:span text:style-name="T17">b</text:span><text:span text:style-name="T48">13</text:span><text:span text:style-name="T17">x</text:span><text:span text:style-name="T48">3</text:span> +<text:tab/>… +<text:tab/><text:span text:style-name="T17">b</text:span><text:span text:style-name="T48">1,</text:span><text:span text:style-name="T49">n</text:span><text:span text:style-name="T48">–1</text:span><text:span text:style-name="T17">x</text:span><text:span text:style-name="T49">n</text:span><text:span text:style-name="T48">–1</text:span> +<text:tab/><text:span text:style-name="T17">b</text:span><text:span text:style-name="T48">1</text:span><text:span text:style-name="T49">n</text:span><text:span text:style-name="T17">x</text:span><text:span text:style-name="T49">n</text:span>+<text:tab/><text:span text:style-name="T17">c</text:span><text:span text:style-name="T48">1</text:span> ,</text:p>
      <text:p text:style-name="P24"><text:span text:style-name="T17">x</text:span><text:span text:style-name="T48">2</text:span> = <text:span text:style-name="T17">b</text:span><text:span text:style-name="T48">21</text:span><text:span text:style-name="T17">x</text:span><text:span text:style-name="T48">1</text:span> +<text:tab/><text:span text:style-name="T17">b</text:span><text:span text:style-name="T48">23</text:span><text:span text:style-name="T17">x</text:span><text:span text:style-name="T48">3</text:span> +<text:tab/>… +<text:tab/><text:span text:style-name="T17">b</text:span><text:span text:style-name="T48">2,</text:span><text:span text:style-name="T49">n</text:span><text:span text:style-name="T48">–1</text:span><text:span text:style-name="T17">x</text:span><text:span text:style-name="T49">n</text:span><text:span text:style-name="T48">–1</text:span> +<text:tab/><text:span text:style-name="T17">b</text:span><text:span text:style-name="T48">2</text:span><text:span text:style-name="T49">n</text:span><text:span text:style-name="T17">x</text:span><text:span text:style-name="T49">n</text:span>+<text:tab/><text:span text:style-name="T17">c</text:span><text:span text:style-name="T48">2</text:span> ,</text:p>
      <text:p text:style-name="P24"><text:span text:style-name="T17">x</text:span><text:span text:style-name="T48">3</text:span> = <text:span text:style-name="T17">b</text:span><text:span text:style-name="T48">31</text:span><text:span text:style-name="T17">x</text:span><text:span text:style-name="T48">1</text:span> +<text:tab/><text:span text:style-name="T17">b</text:span><text:span text:style-name="T48">32</text:span><text:span text:style-name="T17">x</text:span><text:span text:style-name="T48">2</text:span> +<text:tab/>… +<text:tab/><text:span text:style-name="T17">b</text:span><text:span text:style-name="T48">3,</text:span><text:span text:style-name="T49">n</text:span><text:span text:style-name="T48">–1</text:span><text:span text:style-name="T17">x</text:span><text:span text:style-name="T49">n</text:span><text:span text:style-name="T48">–1</text:span> +<text:tab/><text:span text:style-name="T17">b</text:span><text:span text:style-name="T48">3</text:span><text:span text:style-name="T49">n</text:span><text:span text:style-name="T17">x</text:span><text:span text:style-name="T49">n</text:span>+<text:tab/><text:span text:style-name="T17">c</text:span><text:span text:style-name="T48">3</text:span> ,</text:p>
      <text:p text:style-name="P24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p>
      <text:p text:style-name="P24"><text:span text:style-name="T17">x</text:span><text:span text:style-name="T49">n</text:span> = <text:span text:style-name="T17">b</text:span><text:span text:style-name="T49">n</text:span><text:span text:style-name="T48">1</text:span><text:span text:style-name="T17">x</text:span><text:span text:style-name="T48">1</text:span> +<text:tab/><text:span text:style-name="T17">b</text:span><text:span text:style-name="T49">n</text:span><text:span text:style-name="T48">2</text:span><text:span text:style-name="T17">x</text:span><text:span text:style-name="T48">2</text:span> +<text:tab/><text:span text:style-name="T17">b</text:span><text:span text:style-name="T49">n</text:span><text:span text:style-name="T48">3</text:span><text:span text:style-name="T17">x</text:span><text:span text:style-name="T48">3</text:span> +<text:tab/>… +<text:tab/><text:span text:style-name="T17">b</text:span><text:span text:style-name="T49">n</text:span><text:span text:style-name="T48">,</text:span><text:span text:style-name="T49">n</text:span><text:span text:style-name="T48">–1</text:span><text:span text:style-name="T17">x</text:span><text:span text:style-name="T49">n</text:span><text:span text:style-name="T48">–1</text:span> +<text:tab/><text:tab/><text:span text:style-name="T17">c</text:span><text:span text:style-name="T49">n</text:span> ,</text:p>
      <text:p text:style-name="P40"><text:span text:style-name="T27">в которой на главной диагонали матрицы </text:span><text:span text:style-name="T10">B</text:span><text:span text:style-name="T29"> </text:span><text:span text:style-name="T27">находятся нулевые элементы. Остальные элементы выражаются по формулам</text:span></text:p>
      <text:p text:style-name="P10"><text:span text:style-name="T17">b</text:span><text:span text:style-name="T49">ij</text:span> = –<text:span text:style-name="T17">a</text:span><text:span text:style-name="T49">ij</text:span> / <text:span text:style-name="T17">a</text:span><text:span text:style-name="T49">ii</text:span><text:span text:style-name="T17">, c</text:span><text:span text:style-name="T49">i</text:span> = <text:span text:style-name="T17">b</text:span><text:span text:style-name="T49">i</text:span> / <text:span text:style-name="T17">a</text:span><text:span text:style-name="T49">ii</text:span> (<text:span text:style-name="T17">i, j</text:span> = 1, 2, …, <text:span text:style-name="T17">n, j ≠ i</text:span>)<text:tab/><text:tab/><text:tab/> (2.4)</text:p>
      <text:p text:style-name="P40"><text:tab/><text:span text:style-name="T27">Конечно, для возможности выполнения указанного преобразования необходимо, чтобы диагональные элементы матрицы </text:span><text:span text:style-name="T10">A</text:span><text:span text:style-name="T27"> были ненулевыми.</text:span></text:p>
      <text:p text:style-name="P40"><text:span text:style-name="T27"><text:tab/>Введем нижнюю </text:span><text:span text:style-name="T10">B</text:span><text:span text:style-name="T52">1 </text:span><text:span text:style-name="T27">(получается из </text:span><text:span text:style-name="T11">B</text:span><text:span text:style-name="T27"> заменой нулями элементов стоявших на главной диагонали и выше ее) и верхнюю </text:span><text:span text:style-name="T10">B</text:span><text:span text:style-name="T27">2 (получается из </text:span><text:span text:style-name="T11">B</text:span><text:span text:style-name="T27"> заменой нулями элементов стоявших на главной диагонали и ниже ее) <text:s/>треугольные матрицы.</text:span></text:p>
      <text:p text:style-name="P11"><text:span text:style-name="T27">Заметим, что </text:span><text:span text:style-name="T10">B</text:span><text:span text:style-name="T29"> </text:span><text:span text:style-name="T27">=</text:span><text:span text:style-name="T29"> </text:span><text:span text:style-name="T10">B</text:span><text:span text:style-name="T52">1</text:span><text:span text:style-name="T29"> </text:span><text:span text:style-name="T27">+</text:span><text:span text:style-name="T29"> </text:span><text:span text:style-name="T10">B</text:span><text:span text:style-name="T52">2</text:span><text:span text:style-name="T27"> и поэтому решение </text:span><text:span text:style-name="T10">x</text:span><text:span text:style-name="T27"> исходной системы удовлетворяет равенству</text:span></text:p>
      <text:p text:style-name="P41"><text:span text:style-name="T10">x</text:span> = <text:span text:style-name="T10">B</text:span><text:span text:style-name="T48">1</text:span><text:span text:style-name="T10">x + B</text:span><text:span text:style-name="T48">2</text:span><text:span text:style-name="T10"> x + c <text:tab/><text:tab/><text:tab/><text:tab/><text:tab/></text:span>(2.5)</text:p>
      <text:p text:style-name="P40"><text:tab/><text:span text:style-name="T27">Выберем начальное приближение </text:span><text:span text:style-name="T10">x</text:span><text:span text:style-name="T64">(0)</text:span><text:span text:style-name="T27"> = [</text:span><text:span text:style-name="T17">x</text:span><text:span text:style-name="T52">1</text:span><text:span text:style-name="T64">(0)</text:span><text:span text:style-name="T27">, </text:span><text:span text:style-name="T17">x</text:span><text:span text:style-name="T52">2</text:span><text:span text:style-name="T64">(0)</text:span><text:span text:style-name="T27">, …, </text:span><text:span text:style-name="T17">x</text:span><text:span text:style-name="T49">n</text:span><text:span text:style-name="T64">(0)</text:span><text:span text:style-name="T27">]</text:span><text:span text:style-name="T63">T</text:span><text:span text:style-name="T27">. Подставляя его в правую часть равенства при верхней треугольной матрице </text:span><text:span text:style-name="T10">B</text:span><text:span text:style-name="T52">2</text:span><text:span text:style-name="T29"> </text:span><text:span text:style-name="T27">и вычисляя полученное выражение, находим первое приближение</text:span></text:p>
      <text:p text:style-name="P41"><text:span text:style-name="T10">x</text:span><text:span text:style-name="T63">(1)</text:span> = <text:span text:style-name="T10">B</text:span><text:span text:style-name="T48">1</text:span><text:span text:style-name="T10">x</text:span><text:span text:style-name="T63">(0)</text:span> + <text:span text:style-name="T10">B</text:span><text:span text:style-name="T48">2</text:span><text:span text:style-name="T10">x</text:span><text:span text:style-name="T63">(1) <text:tab/><text:tab/><text:tab/><text:tab/><text:tab/></text:span>(2.6)</text:p>
      <text:p text:style-name="P40"><text:span text:style-name="T27">Подставляя приближение </text:span><text:span text:style-name="T10">x</text:span><text:span text:style-name="T64">(1)</text:span><text:span text:style-name="T27">, получим</text:span></text:p>
      <text:p text:style-name="P41"><text:span text:style-name="T10">x</text:span><text:span text:style-name="T63">(2)</text:span> = <text:span text:style-name="T10">B</text:span><text:span text:style-name="T48">1</text:span><text:span text:style-name="T10">x</text:span><text:span text:style-name="T63">(1)</text:span> + <text:span text:style-name="T10">B</text:span><text:span text:style-name="T48">2</text:span><text:span text:style-name="T10">x</text:span><text:span text:style-name="T63">(2)</text:span> <text:tab/><text:tab/><text:tab/><text:tab/><text:tab/>(2.7)</text:p>
      <text:p text:style-name="P40"><text:span text:style-name="T27">Продолжая этот процесс далее, получим последовательность </text:span><text:span text:style-name="T10">x</text:span><text:span text:style-name="T64">(0)</text:span><text:span text:style-name="T27">, </text:span><text:span text:style-name="T10">x</text:span><text:span text:style-name="T64">(1)</text:span><text:span text:style-name="T27">, …, </text:span><text:span text:style-name="T10">x</text:span><text:span text:style-name="T64">(</text:span><text:span text:style-name="T70">n</text:span><text:span text:style-name="T64">)</text:span><text:span text:style-name="T27">, … приближений к вычисляемых по формуле</text:span></text:p>
      <text:p text:style-name="P41"><text:soft-page-break/><text:span text:style-name="T10">x</text:span><text:span text:style-name="T63">(</text:span><text:span text:style-name="T70">k</text:span><text:span text:style-name="T63">+1)</text:span> = <text:span text:style-name="T10">B</text:span><text:span text:style-name="T48">1</text:span><text:span text:style-name="T63">(</text:span><text:span text:style-name="T70">k</text:span><text:span text:style-name="T63">+1)</text:span> + <text:span text:style-name="T10">B</text:span><text:span text:style-name="T48">2</text:span><text:span text:style-name="T63">(</text:span><text:span text:style-name="T70">k</text:span><text:span text:style-name="T63">)</text:span> + <text:span text:style-name="T10">c<text:tab/><text:tab/><text:tab/><text:tab/></text:span>(2.8)</text:p>
      <text:p text:style-name="P44">или в развернутой форме записи</text:p>
      <text:p text:style-name="P42">x<text:span text:style-name="T48">1</text:span><text:span text:style-name="T63">(</text:span><text:span text:style-name="T70">k</text:span><text:span text:style-name="T63">+1)</text:span> =<text:tab/><text:span text:style-name="T17">b</text:span><text:span text:style-name="T48">12</text:span><text:span text:style-name="T17">x</text:span><text:span text:style-name="T48">2</text:span><text:span text:style-name="T63">(</text:span><text:span text:style-name="T70">k</text:span><text:span text:style-name="T63">)</text:span> <text:s text:c="3"/>+ <text:s text:c="3"/><text:span text:style-name="T17">b</text:span><text:span text:style-name="T48">13</text:span><text:span text:style-name="T17">x</text:span><text:span text:style-name="T48">2</text:span><text:span text:style-name="T63">(</text:span><text:span text:style-name="T70">k</text:span><text:span text:style-name="T63">)</text:span> <text:s text:c="2"/>+<text:tab/> <text:s/>… <text:s text:c="5"/>+<text:tab/> <text:s text:c="2"/><text:span text:style-name="T17">b</text:span><text:span text:style-name="T48">1</text:span><text:span text:style-name="T49">n</text:span><text:span text:style-name="T17">x</text:span><text:span text:style-name="T49">n</text:span><text:span text:style-name="T63">(</text:span><text:span text:style-name="T70">k</text:span><text:span text:style-name="T63">)</text:span> +<text:tab/><text:span text:style-name="T17">c</text:span><text:span text:style-name="T48">1 </text:span>,</text:p>
      <text:p text:style-name="P45"/>
      <text:p text:style-name="P26">x<text:span text:style-name="T48">2</text:span><text:span text:style-name="T63">(</text:span><text:span text:style-name="T70">k</text:span><text:span text:style-name="T63">+1)</text:span> = <text:s text:c="10"/><text:span text:style-name="T17">b</text:span><text:span text:style-name="T48">21</text:span><text:span text:style-name="T17">x</text:span><text:span text:style-name="T48">1</text:span><text:span text:style-name="T63">(</text:span><text:span text:style-name="T70">k</text:span><text:span text:style-name="T63">+1)</text:span> + <text:s text:c="5"/><text:span text:style-name="T17">b</text:span><text:span text:style-name="T48">23</text:span><text:span text:style-name="T17">x</text:span><text:span text:style-name="T48">3</text:span><text:span text:style-name="T63">(</text:span><text:span text:style-name="T70">k</text:span><text:span text:style-name="T63">)</text:span> + <text:tab/>… +<text:tab/><text:span text:style-name="T17">b</text:span><text:span text:style-name="T48">2</text:span><text:span text:style-name="T49">n</text:span><text:span text:style-name="T17">x</text:span><text:span text:style-name="T49">n</text:span><text:span text:style-name="T63">(</text:span><text:span text:style-name="T70">k</text:span><text:span text:style-name="T63">)</text:span> <text:s/>+ <text:tab/><text:span text:style-name="T17">c</text:span><text:span text:style-name="T48">2 </text:span>,</text:p>
      <text:p text:style-name="P16"/>
      <text:p text:style-name="P26">x<text:span text:style-name="T48">3</text:span><text:span text:style-name="T63">(</text:span><text:span text:style-name="T70">k</text:span><text:span text:style-name="T63">+1)</text:span> =<text:tab/><text:span text:style-name="T17">b</text:span><text:span text:style-name="T48">31</text:span><text:span text:style-name="T17">x</text:span><text:span text:style-name="T48">1</text:span><text:span text:style-name="T63">(</text:span><text:span text:style-name="T70">k</text:span><text:span text:style-name="T63">+1)</text:span> + <text:s text:c="5"/><text:span text:style-name="T17">b</text:span><text:span text:style-name="T48">32</text:span><text:span text:style-name="T17">x</text:span><text:span text:style-name="T48">2</text:span><text:span text:style-name="T63">(</text:span><text:span text:style-name="T70">k</text:span><text:span text:style-name="T63">+1)</text:span> +<text:tab/><text:tab/>… +<text:tab/><text:span text:style-name="T17">b</text:span><text:span text:style-name="T48">3</text:span><text:span text:style-name="T49">n</text:span><text:span text:style-name="T17">x</text:span><text:span text:style-name="T49">n</text:span><text:span text:style-name="T63">(</text:span><text:span text:style-name="T70">k</text:span><text:span text:style-name="T63">)</text:span> +<text:tab/><text:span text:style-name="T17">c</text:span><text:span text:style-name="T48">3 </text:span>,</text:p>
      <text:p text:style-name="P25"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 <text:s text:c="2"/>.</text:p>
      <text:p text:style-name="P26">x<text:span text:style-name="T48">n</text:span><text:span text:style-name="T63">(</text:span><text:span text:style-name="T70">k</text:span><text:span text:style-name="T63">+1)</text:span> =<text:tab/><text:span text:style-name="T17">b</text:span><text:span text:style-name="T49">n</text:span><text:span text:style-name="T48">1</text:span><text:span text:style-name="T17">x</text:span><text:span text:style-name="T48">1</text:span><text:span text:style-name="T63">(</text:span><text:span text:style-name="T70">k</text:span><text:span text:style-name="T63">+1)</text:span> +<text:tab/><text:span text:style-name="T17">b</text:span><text:span text:style-name="T49">n</text:span><text:span text:style-name="T48">2</text:span><text:span text:style-name="T17">x</text:span><text:span text:style-name="T48">2</text:span><text:span text:style-name="T63">(</text:span><text:span text:style-name="T70">k</text:span><text:span text:style-name="T63">+1)</text:span> +<text:tab/><text:span text:style-name="T17">b</text:span><text:span text:style-name="T49">n</text:span><text:span text:style-name="T48">3</text:span><text:span text:style-name="T17">x</text:span><text:span text:style-name="T48">3</text:span><text:span text:style-name="T63">(</text:span><text:span text:style-name="T70">k</text:span><text:span text:style-name="T63">+1)</text:span> +<text:tab/>… <text:span text:style-name="T27">+<text:tab/></text:span>c<text:span text:style-name="T49">n</text:span><text:span text:style-name="T53"> </text:span><text:span text:style-name="T27">.</text:span></text:p>
      <text:p text:style-name="P46"><text:tab/>Объединив приведение системы к виду, удобному для итераций и метод Зейделя в одну формулу, получим</text:p>
      <text:p text:style-name="P41"><text:span text:style-name="T17">x</text:span><text:span text:style-name="T49">i</text:span><text:span text:style-name="T64">(</text:span><text:span text:style-name="T70">k</text:span><text:span text:style-name="T64">+1)</text:span><text:span text:style-name="T27"> = </text:span><text:span text:style-name="T17">x</text:span><text:span text:style-name="T48">i</text:span><text:span text:style-name="T64">(</text:span><text:span text:style-name="T70">k</text:span><text:span text:style-name="T64">)</text:span><text:span text:style-name="T27"> – </text:span><text:span text:style-name="T17">a</text:span><text:span text:style-name="T49">ii</text:span><text:span text:style-name="T64">–1</text:span><text:span text:style-name="T27">(∑</text:span><text:span text:style-name="T49">j</text:span><text:span text:style-name="T52">=1</text:span><text:span text:style-name="T70">i</text:span><text:span text:style-name="T64">–1</text:span><text:span text:style-name="T27"> </text:span><text:span text:style-name="T17">a</text:span><text:span text:style-name="T49">ij</text:span><text:span text:style-name="T17">x</text:span><text:span text:style-name="T49">j</text:span><text:span text:style-name="T64">(</text:span><text:span text:style-name="T70">k</text:span><text:span text:style-name="T64">+1)</text:span><text:span text:style-name="T27"> + ∑</text:span><text:span text:style-name="T49">j</text:span><text:span text:style-name="T52">=1</text:span><text:span text:style-name="T70">n</text:span><text:span text:style-name="T27"> </text:span><text:span text:style-name="T17">a</text:span><text:span text:style-name="T49">ij</text:span><text:span text:style-name="T17">x</text:span><text:span text:style-name="T49">i</text:span><text:span text:style-name="T64">(</text:span><text:span text:style-name="T70">k</text:span><text:span text:style-name="T64">)</text:span><text:span text:style-name="T27"> – </text:span><text:span text:style-name="T17">b</text:span><text:span text:style-name="T49">i</text:span><text:span text:style-name="T27">). <text:tab/><text:tab/>(2.9)</text:span></text:p>
      <text:p text:style-name="P43"><text:span text:style-name="T27">Тогда достаточным условием сходимоти метода Зейделя будет условие </text:span><text:span text:style-name="T28">доминированния диагональных элементов в строках или столбцах матрицы </text:span><text:span text:style-name="T12">A</text:span><text:span text:style-name="T31">, </text:span><text:span text:style-name="T28">т.е</text:span><text:span text:style-name="T31">.</text:span></text:p>
      <text:p text:style-name="P35"><text:span text:style-name="T36"><text:s text:c="14"/></text:span><text:span text:style-name="T18">a</text:span><text:span text:style-name="T50">ii</text:span><text:span text:style-name="T38">&gt;a</text:span><text:span text:style-name="T50">i</text:span><text:span text:style-name="T54">1</text:span><text:span text:style-name="T38">+ ……..+</text:span><text:span text:style-name="T18">a</text:span><text:span text:style-name="T50">in</text:span><text:span text:style-name="T34"> <text:s text:c="2"/></text:span><text:span text:style-name="T38">для всех</text:span><text:span text:style-name="T39"> </text:span><text:span text:style-name="T19">i</text:span><text:span text:style-name="T39">=1,…</text:span><text:span text:style-name="T19">n</text:span><text:span text:style-name="T39">,</text:span></text:p>
      <text:p text:style-name="P35"><text:span text:style-name="T37"><text:s text:c="10"/></text:span><text:span text:style-name="T39">или <text:s/></text:span><text:span text:style-name="T19">a</text:span><text:span text:style-name="T51">jj</text:span><text:span text:style-name="T39">&gt;</text:span><text:span text:style-name="T19">a</text:span><text:span text:style-name="T55">1</text:span><text:span text:style-name="T51">j</text:span><text:span text:style-name="T39">+…….+</text:span><text:span text:style-name="T19">a</text:span><text:span text:style-name="T51">nj</text:span><text:span text:style-name="T39"> для всех </text:span><text:span text:style-name="T19">j</text:span><text:span text:style-name="T39">=1,….,</text:span><text:span text:style-name="T19">n</text:span><text:span text:style-name="T39">.</text:span></text:p>
      <text:p text:style-name="P19"><text:s text:c="3"/></text:p>
      <text:p text:style-name="P31"><text:span text:style-name="T46"><text:s text:c="7"/></text:span><text:span text:style-name="T45">Методы простой итерации и Зейделя сходятся примерно так же, как геометрическая прогрессия со знаменателем || </text:span><text:span text:style-name="T16">B</text:span><text:span text:style-name="T45"> || <text:s/>. Если норма матрицы </text:span><text:span text:style-name="T16">B</text:span><text:span text:style-name="T45"> близка к 1, то сходимость очень медленная. Для ускорения сходимости используется </text:span><text:span text:style-name="T42">метод релаксации</text:span><text:span text:style-name="T45">. Суть его в том, что полученное по методу простой итерации или Зейделя очередное значение <text:s/></text:span><text:span text:style-name="T60"><draw:frame draw:style-name="fr1" draw:name="Object15" text:anchor-type="as-char" svg:width="0.3374in" svg:height="0.370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5"> пересчитывается по формуле</text:span></text:p>
      <text:p text:style-name="P31"><text:span text:style-name="T46"><text:s text:c="39"/></text:span><text:span text:style-name="T60"><draw:frame draw:style-name="fr1" draw:name="Object16" text:anchor-type="as-char" svg:width="1.8571in" svg:height="0.370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6"> <text:s/></text:span><text:span text:style-name="T45">,</text:span></text:p>
      <text:p text:style-name="P27"><text:span text:style-name="T27">где <text:s/>0&lt; </text:span><draw:frame draw:style-name="fr1" draw:name="Object17" text:anchor-type="as-char" svg:width="0.2181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7"> </text:span><draw:frame draw:style-name="fr1" draw:name="Object18" text:anchor-type="as-char" svg:width="0.1898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27">2 <text:s/>- параметр релаксации.</text:span></text:p>
      <text:p text:style-name="P31"><text:span text:style-name="T46"><text:s text:c="4"/></text:span><text:span text:style-name="T45">Если </text:span><text:span text:style-name="T60"><draw:frame draw:style-name="fr1" draw:name="Object19" text:anchor-type="as-char" svg:width="0.2181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5"> &lt; 1 – то имеет место </text:span><text:span text:style-name="T38">нижняя релаксация</text:span><text:span text:style-name="T45">, <text:s/>если </text:span><text:span text:style-name="T60"><draw:frame draw:style-name="fr1" draw:name="Object20" text:anchor-type="as-char" svg:width="0.2181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5"> &gt; 1 - </text:span><text:span text:style-name="T38">верхняя релаксация</text:span><text:span text:style-name="T45">. Параметр <text:s/></text:span><text:span text:style-name="T60"><draw:frame draw:style-name="fr1" draw:name="Object21" text:anchor-type="as-char" svg:width="0.2181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5"> подбирают так, чтобы сходимость метода достигалась за минимальное число итераций.</text:span></text:p>
      <text:p text:style-name="P65"/>
      <text:p text:style-name="P6"><text:soft-page-break/></text:p>
      <text:p text:style-name="P6">3. Распечатка кода программы </text:p>
      <text:p text:style-name="P4"/>
      <text:p text:style-name="P48">main.py </text:p>
      <text:p text:style-name="P49">#The 2nd lab MChA</text:p>
      <text:p text:style-name="P49"/>
      <text:p text:style-name="P49">import lab_2</text:p>
      <text:p text:style-name="P49">import numpy as numpy</text:p>
      <text:p text:style-name="P49">import sympy as sympy</text:p>
      <text:p text:style-name="P49"/>
      <text:p text:style-name="P49">A = numpy.array([[40.41, 2.42, 3.86],</text:p>
      <text:p text:style-name="P49"><text:s text:c="17"/>[2.31, 21.49, 4.55], </text:p>
      <text:p text:style-name="P49"><text:s text:c="17"/>[2.49, 4.85, 25.96]])</text:p>
      <text:p text:style-name="P49">b = numpy.array([20.41, 30.11, 12.24])</text:p>
      <text:p text:style-name="P49"/>
      <text:p text:style-name="P49">menu = int(raw_input("1. Method Simple Iter.\n2. Method Zeydel.\nYour choice: "))</text:p>
      <text:p text:style-name="P49">if menu == 1:</text:p>
      <text:p text:style-name="P49"><text:s text:c="4"/>print "\nMethod Simple Iterations: "</text:p>
      <text:p text:style-name="P49"><text:s text:c="4"/>print lab_2.met_sim_iter(A, b)</text:p>
      <text:p text:style-name="P49">elif menu == 2:</text:p>
      <text:p text:style-name="P49"><text:s text:c="4"/>print "\nMethod Zeydel: "</text:p>
      <text:p text:style-name="P49"><text:s text:c="4"/>print lab_2.met_zeyd(A, b)</text:p>
      <text:p text:style-name="P51"/>
      <text:p text:style-name="P52"><text:span text:style-name="T24">lab_</text:span><text:span text:style-name="T25">2</text:span><text:span text:style-name="T24">.py</text:span></text:p>
      <text:p text:style-name="P50">import numpy as numpy</text:p>
      <text:p text:style-name="P50">import sympy as sympy</text:p>
      <text:p text:style-name="P50"/>
      <text:p text:style-name="P50">def met_sim_iter(A, b):</text:p>
      <text:p text:style-name="P50"><text:s text:c="4"/>C, d = iteration_view(A, b)</text:p>
      <text:p text:style-name="P50"><text:s text:c="4"/>print "\nx = Cx + d\n"</text:p>
      <text:p text:style-name="P50"><text:s text:c="4"/>print "C = \n", C, "\n", "\nd = \n", d</text:p>
      <text:p text:style-name="P50"><text:s text:c="4"/>print "\nConvergence: ", convergence_msi(C)</text:p>
      <text:p text:style-name="P50"><text:s text:c="4"/>if convergence_msi(C):</text:p>
      <text:p text:style-name="P50"><text:s text:c="8"/>x0 = numpy.ones(3)</text:p>
      <text:p text:style-name="P50"><text:s text:c="8"/>x1 = numpy.dot(C, x0) + d</text:p>
      <text:p text:style-name="P50"><text:s text:c="8"/>while any(x1 - x0 &gt; 0.00001) or any(x0 - x1 &gt; 0.00001):</text:p>
      <text:p text:style-name="P50"><text:s text:c="12"/>x0 = x1</text:p>
      <text:p text:style-name="P50"><text:s text:c="12"/>x1 = numpy.dot(C, x0) + d</text:p>
      <text:p text:style-name="P50"><text:s text:c="8"/>print "\nSolution:"</text:p>
      <text:p text:style-name="P50"><text:soft-page-break/><text:s text:c="4"/>return x1</text:p>
      <text:p text:style-name="P50"/>
      <text:p text:style-name="P50"/>
      <text:p text:style-name="P50">def met_zeyd(A, b):</text:p>
      <text:p text:style-name="P50"><text:s text:c="4"/>C, d = iteration_view(A, b)</text:p>
      <text:p text:style-name="P50"><text:s text:c="4"/>H = sympy.zeros(3)</text:p>
      <text:p text:style-name="P50"><text:s text:c="4"/>F = sympy.zeros(3)</text:p>
      <text:p text:style-name="P50"><text:s text:c="4"/>c = sympy.zeros(3,1)</text:p>
      <text:p text:style-name="P50"><text:s text:c="4"/>for i in xrange(3):</text:p>
      <text:p text:style-name="P50"><text:s text:c="8"/>c[i] = d[i]</text:p>
      <text:p text:style-name="P50"><text:s text:c="8"/>for j in xrange(3):</text:p>
      <text:p text:style-name="P50"><text:s text:c="12"/>if i &gt; j:</text:p>
      <text:p text:style-name="P50"><text:s text:c="16"/>H[i, j] = C[i, j]</text:p>
      <text:p text:style-name="P50"><text:s text:c="12"/>else:</text:p>
      <text:p text:style-name="P50"><text:s text:c="16"/>F[i, j] = C[i, j]</text:p>
      <text:p text:style-name="P50"><text:s text:c="4"/>print "\nx = Cx + d\n"</text:p>
      <text:p text:style-name="P50"><text:s text:c="4"/>print "C = \n", C, "\n", "\nd = \n", d</text:p>
      <text:p text:style-name="P50"><text:s text:c="4"/>print "\nConvergence: ", convergence_mzeyd(C, d)</text:p>
      <text:p text:style-name="P50"><text:s text:c="4"/>if convergence_mzeyd(C, d):</text:p>
      <text:p text:style-name="P50"><text:s text:c="8"/>E = sympy.eye(3)</text:p>
      <text:p text:style-name="P50"><text:s text:c="8"/>x0 = sympy.ones(3, 1)</text:p>
      <text:p text:style-name="P50"><text:s text:c="8"/>x1 = (E-H).inv()*F*x0 + (E-H).inv()*c</text:p>
      <text:p text:style-name="P50"><text:s text:c="8"/>while ((x1-x0)[0] &gt; 0.00001 or (x1-x0)[1] &gt; 0.00001 or\</text:p>
      <text:p text:style-name="P50"><text:s text:c="14"/>(x1-x0)[2] &gt; 0.00001 or (x0-x1)[0] &gt; 0.00001 or\</text:p>
      <text:p text:style-name="P50"><text:s text:c="14"/>(x0-x1)[1] &gt; 0.00001 or (x0-x1)[2] &gt; 0.00001):</text:p>
      <text:p text:style-name="P50"><text:s text:c="14"/>x0 = x1</text:p>
      <text:p text:style-name="P50"><text:s text:c="14"/>x1 = (E-H).inv()*F*x0 + (E-H).inv()*c</text:p>
      <text:p text:style-name="P50"><text:s text:c="8"/>print "\nSolution:" </text:p>
      <text:p text:style-name="P50"/>
      <text:p text:style-name="P50"><text:s text:c="4"/>return [element for element in x1]</text:p>
      <text:p text:style-name="P50"/>
      <text:p text:style-name="P50"/>
      <text:p text:style-name="P50">def iteration_view(A, b):</text:p>
      <text:p text:style-name="P50"><text:s text:c="4"/>C = numpy.zeros((3, 3))</text:p>
      <text:p text:style-name="P50"><text:s text:c="4"/>d = numpy.zeros(3)</text:p>
      <text:p text:style-name="P50"><text:s text:c="4"/>for i in xrange(3):</text:p>
      <text:p text:style-name="P50"><text:s text:c="8"/>d[i] = b[i] / A[i, i]</text:p>
      <text:p text:style-name="P50"><text:s text:c="8"/>for j in xrange(3):</text:p>
      <text:p text:style-name="P50"><text:s text:c="12"/>if i != j:</text:p>
      <text:p text:style-name="P50"><text:s text:c="16"/>C[i, j] = -A[i, j] / A[i, i]</text:p>
      <text:p text:style-name="P50"><text:soft-page-break/><text:s text:c="4"/>return C, d</text:p>
      <text:p text:style-name="P50"/>
      <text:p text:style-name="P50"/>
      <text:p text:style-name="P50">def convergence_msi(C):</text:p>
      <text:p text:style-name="P50"><text:s text:c="4"/>l, v = numpy.linalg.eig(C)</text:p>
      <text:p text:style-name="P50"><text:s text:c="4"/>convergence = True</text:p>
      <text:p text:style-name="P50"><text:s text:c="4"/>for element in l:</text:p>
      <text:p text:style-name="P50"><text:s text:c="8"/>convergence = convergence and (-1 &lt; element &lt; 1)</text:p>
      <text:p text:style-name="P50"><text:s text:c="4"/>if convergence:</text:p>
      <text:p text:style-name="P50"><text:s text:c="8"/>return True</text:p>
      <text:p text:style-name="P50"><text:s text:c="4"/>else:</text:p>
      <text:p text:style-name="P50"><text:s text:c="8"/>return False</text:p>
      <text:p text:style-name="P50"/>
      <text:p text:style-name="P50"/>
      <text:p text:style-name="P50">def convergence_mzeyd(C, d):</text:p>
      <text:p text:style-name="P50"><text:s text:c="4"/>H = sympy.zeros(3)</text:p>
      <text:p text:style-name="P50"><text:s text:c="4"/>F = sympy.zeros(3)</text:p>
      <text:p text:style-name="P50"><text:s text:c="4"/>c = sympy.zeros(3,1)</text:p>
      <text:p text:style-name="P50"><text:s text:c="4"/>for i in xrange(3):</text:p>
      <text:p text:style-name="P50"><text:s text:c="8"/>c[i] = d[i]</text:p>
      <text:p text:style-name="P50"><text:s text:c="8"/>for j in xrange(3):</text:p>
      <text:p text:style-name="P50"><text:s text:c="12"/>if i &gt; j:</text:p>
      <text:p text:style-name="P50"><text:s text:c="16"/>H[i, j] = C[i, j]</text:p>
      <text:p text:style-name="P50"><text:s text:c="12"/>else:</text:p>
      <text:p text:style-name="P50"><text:s text:c="16"/>F[i, j] = C[i, j]</text:p>
      <text:p text:style-name="P50"><text:s text:c="4"/>x = sympy.Symbol('x')</text:p>
      <text:p text:style-name="P50"><text:s text:c="4"/>T = F + x*H + x*sympy.eye(3)</text:p>
      <text:p text:style-name="P50"><text:s text:c="4"/>x_res = sympy.solve(sympy.Eq(T.det(), 0), x)</text:p>
      <text:p text:style-name="P50"><text:s text:c="4"/>convergence = True</text:p>
      <text:p text:style-name="P50"><text:s text:c="4"/>for element in x_res:</text:p>
      <text:p text:style-name="P50"><text:s text:c="8"/>convergence = convergence and (-1 &lt; element &lt; 1)</text:p>
      <text:p text:style-name="P50"><text:s text:c="4"/>if convergence:</text:p>
      <text:p text:style-name="P50"><text:s text:c="8"/>return True</text:p>
      <text:p text:style-name="P50"><text:s text:c="4"/>else:</text:p>
      <text:p text:style-name="P50"><text:s text:c="8"/>return False</text:p>
      <text:p text:style-name="P53"/>
      <text:p text:style-name="P52"/>
      <text:p text:style-name="P52"/>
      <text:p text:style-name="P5"/>
      <text:p text:style-name="P5"/>
      <text:p text:style-name="P54"><text:soft-page-break/><text:span text:style-name="T22"><text:s text:c="12"/></text:span><text:span text:style-name="T23">Вывод: </text:span><text:span text:style-name="T3">Суть итерационных методов заключаются в том, чтобы за счет последовательных приближений получить решение системы, определяемое необходимой точностью. Эти методы характеризуются большими расчетными объемами, что не мешает им быть по своей структуре достаточно простыми. Всего-навсего за счет предыдущих приближений мы получаем новые приближения, и, если система удовлетворяет условию сходимости, то эти приближения все меньше и меньше отличаются от аналитического решения.</text:span></text:p>
      <text:p text:style-name="P74">Для итерационных методов можно выделить три последовательных этапа:</text:p>
      <text:list xml:id="list4556690728676991216" text:style-name="L1">
        <text:list-item>
          <text:p text:style-name="P76"><text:span text:style-name="T7"><text:s/>Приведение исходной системы вида</text:span><text:span text:style-name="T20"> Ax = b </text:span><text:span text:style-name="T7">к итерационной форме</text:span></text:p>
          <text:p text:style-name="P76"><text:span text:style-name="T7"><text:s/></text:span><text:span text:style-name="T76">x' = Cx0 + d</text:span>.</text:p>
        </text:list-item>
        <text:list-item>
          <text:p text:style-name="P77"><text:s/>Проверка условия сходимости.</text:p>
        </text:list-item>
        <text:list-item>
          <text:p text:style-name="P75"><text:s/>Решение системы одним из методов.</text:p>
        </text:list-item>
      </text:list>
      <text:p text:style-name="P55"><text:span text:style-name="T5">М</text:span><text:span text:style-name="T4">етод простых итераций и метод Зейделя почти идентичны. Разница лишь в том, что в методе Зейделя расчет вектора приближений на текущей итерации происходит с использованием данных, полученных ни только на предыдущей, но и на нынешней итерации. Это различие говорит нам о том, что метод Зейделя обладает наилучшей сходимостью нежели метод простых итераций, так как для него характерна тенденция использования приближений, получаемых по ходу процесса, наиболее близких к конечному результату. </text:span><text:span text:style-name="T6">Большая эффективность итерационных методов по сравнению с прямыми методами тесно связанна с возможностью существенного использования разреженности матриц. </text:span><text:span text:style-name="Citation"><text:span text:style-name="T2">Метод простой итерации </text:span></text:span><text:span text:style-name="T1">обладает наибольшей экономичностью по затратам машинного времени на одну итерацию и оперативной памяти ЭВМ в сравнении с другими методами.</text:span><text:span text:style-name="T6"> </text:span><text:span text:style-name="T1">Достоинством</text:span><text:span text:style-name="Citation"><text:span text:style-name="T2"> метода простой итерации</text:span></text:span><text:span text:style-name="Citation"><text:span text:style-name="T1"> </text:span></text:span><text:span text:style-name="T1">является возможность решения с его помощью различного рода нелинейных задач, возникающих в теории резонаторов и приводящих к нелинейным интегральным уравнениям. При использовании</text:span><text:span text:style-name="Citation"><text:span text:style-name="T2"> метода простой итерации</text:span></text:span><text:span text:style-name="Citation"><text:span text:style-name="T1"> </text:span></text:span><text:span text:style-name="T1">и метода Зейделя успех во многом определяется удачным выбором начальных приближений неизвестных: они должны быть достаточно близкими к истинному решению. В противном случае итерационный процесс может не сойтис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4374in" fo:margin-right="0.4555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00:30:08.917575996</dc:date>
    <meta:editing-duration>PT21M54S</meta:editing-duration>
    <meta:editing-cycles>6</meta:editing-cycles>
    <meta:generator>LibreOffice/5.0.5.2$Linux_X86_64 LibreOffice_project/00m0$Build-2</meta:generator>
    <meta:document-statistic meta:table-count="0" meta:image-count="0" meta:object-count="13" meta:page-count="10" meta:paragraph-count="189" meta:word-count="1882" meta:character-count="12290" meta:non-whitespace-character-count="9355"/>
  </office:meta>
</office:document-meta>
</file>

<file path=Object 1/content.xml><?xml version="1.0" encoding="utf-8"?>
<math xmlns="http://www.w3.org/1998/Math/MathML" display="block">
  <semantics>
    <mrow>
      <mstyle mathsize="12pt">
        <msubsup>
          <mstyle mathsize="24pt">
            <mi>x</mi>
          </mstyle>
          <mstyle mathsize="8pt">
            <mi>i</mi>
          </mstyle>
          <mstyle mathsize="8pt">
            <mi>k</mi>
          </mstyle>
        </msubsup>
      </mstyle>
      <mrow/>
    </mrow>
    <annotation encoding="StarMath 5.0"> size 12{ { size 24{x} }  rSub { size 8{i} }  rSup { size 8{k} } } {}</annotation>
  </semantics>
</math>
</file>

<file path=Object 10/content.xml><?xml version="1.0" encoding="utf-8"?>
<math xmlns="http://www.w3.org/1998/Math/MathML" display="block">
  <semantics>
    <mrow>
      <mstyle mathsize="12pt">
        <mrow>
          <mrow/>
          <mrow/>
        </mrow>
      </mstyle>
      <mrow/>
    </mrow>
    <annotation encoding="StarMath 5.0"> size 12{ &lt;= {}} {}</annotation>
  </semantics>
</math>
</file>

<file path=Object 11/content.xml><?xml version="1.0" encoding="utf-8"?>
<math xmlns="http://www.w3.org/1998/Math/MathML" display="block">
  <semantics>
    <mrow>
      <mstyle mathsize="12pt">
        <mi>w</mi>
      </mstyle>
      <mrow/>
    </mrow>
    <annotation encoding="StarMath 5.0"> size 12{w} {}</annotation>
  </semantics>
</math>
</file>

<file path=Object 12/content.xml><?xml version="1.0" encoding="utf-8"?>
<math xmlns="http://www.w3.org/1998/Math/MathML" display="block">
  <semantics>
    <mrow>
      <mstyle mathsize="12pt">
        <mi>w</mi>
      </mstyle>
      <mrow/>
    </mrow>
    <annotation encoding="StarMath 5.0"> size 12{w} {}</annotation>
  </semantics>
</math>
</file>

<file path=Object 13/content.xml><?xml version="1.0" encoding="utf-8"?>
<math xmlns="http://www.w3.org/1998/Math/MathML" display="block">
  <semantics>
    <mrow>
      <mstyle mathsize="12pt">
        <mi>w</mi>
      </mstyle>
      <mrow/>
    </mrow>
    <annotation encoding="StarMath 5.0"> size 12{w} {}</annotation>
  </semantics>
</math>
</file>

<file path=Object 2/content.xml><?xml version="1.0" encoding="utf-8"?>
<math xmlns="http://www.w3.org/1998/Math/MathML" display="block">
  <semantics>
    <mrow>
      <mstyle mathsize="12pt">
        <mrow>
          <mrow/>
          <mrow>
            <mn>1</mn>
            <mo stretchy="false">≤</mo>
            <mi>n</mi>
          </mrow>
        </mrow>
      </mstyle>
      <mrow/>
    </mrow>
    <annotation encoding="StarMath 5.0"> size 12{ &lt;= 1 &lt;= n} {}</annotation>
  </semantics>
</math>
</file>

<file path=Object 3/content.xml><?xml version="1.0" encoding="utf-8"?>
<math xmlns="http://www.w3.org/1998/Math/MathML" display="block">
  <semantics>
    <mrow>
      <mstyle mathsize="12pt">
        <mrow>
          <msubsup>
            <mstyle mathsize="24pt">
              <mi>x</mi>
            </mstyle>
            <mstyle mathsize="8pt">
              <mn>1</mn>
            </mstyle>
            <mstyle mathsize="8pt">
              <mrow>
                <mi>k</mi>
                <mo stretchy="false">−</mo>
                <mn>1</mn>
              </mrow>
            </mstyle>
          </msubsup>
          <mi>,</mi>
          <mtext>.</mtext>
          <mtext>.</mtext>
          <mtext>.</mtext>
          <mi>,</mi>
          <msubsup>
            <mstyle mathsize="24pt">
              <mi>x</mi>
            </mstyle>
            <mstyle mathsize="8pt">
              <mrow>
                <mi>i</mi>
                <mo stretchy="false">−</mo>
                <mn>1</mn>
              </mrow>
            </mstyle>
            <mstyle mathsize="8pt">
              <mrow>
                <mi>k</mi>
                <mo stretchy="false">−</mo>
                <mn>1</mn>
              </mrow>
            </mstyle>
          </msubsup>
        </mrow>
      </mstyle>
      <mrow/>
    </mrow>
    <annotation encoding="StarMath 5.0"> size 12{ { size 24{x} }  rSub { size 8{1} }  rSup { size 8{k-1} } , "."  "."  "." , { size 24{x} }  rSub { size 8{i-1} }  rSup { size 8{k-1} } } {}</annotation>
  </semantics>
</math>
</file>

<file path=Object 4/content.xml><?xml version="1.0" encoding="utf-8"?>
<math xmlns="http://www.w3.org/1998/Math/MathML" display="block">
  <semantics>
    <mrow>
      <mstyle mathsize="12pt">
        <mrow>
          <msubsup>
            <mstyle mathsize="24pt">
              <mi>x</mi>
            </mstyle>
            <mstyle mathsize="8pt">
              <mn>1</mn>
            </mstyle>
            <mstyle mathsize="8pt">
              <mi>k</mi>
            </mstyle>
          </msubsup>
          <mi>,</mi>
          <mtext>.</mtext>
          <mtext>.</mtext>
          <mtext>.</mtext>
          <mi>,</mi>
          <msubsup>
            <mstyle mathsize="24pt">
              <mi>x</mi>
            </mstyle>
            <mstyle mathsize="8pt">
              <mrow>
                <mi>i</mi>
                <mo stretchy="false">−</mo>
                <mn>1</mn>
              </mrow>
            </mstyle>
            <mstyle mathsize="8pt">
              <mi>k</mi>
            </mstyle>
          </msubsup>
        </mrow>
      </mstyle>
      <mrow/>
    </mrow>
    <annotation encoding="StarMath 5.0"> size 12{ { size 24{x} }  rSub { size 8{1} }  rSup { size 8{k} } , "."  "."  "." , { size 24{x} }  rSub { size 8{i-1} }  rSup { size 8{k} }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bsup>
              <mstyle mathsize="24pt">
                <mi>x</mi>
              </mstyle>
              <mstyle mathsize="8pt">
                <mi>i</mi>
              </mstyle>
              <mstyle mathsize="8pt">
                <mi>k</mi>
              </mstyle>
            </msubsup>
            <mo stretchy="false">=</mo>
            <mrow>
              <munderover>
                <mo stretchy="false">∑</mo>
                <mstyle mathsize="8pt">
                  <mrow>
                    <mi>j</mi>
                    <mo stretchy="false">=</mo>
                    <mn>1</mn>
                  </mrow>
                </mstyle>
                <mstyle mathsize="8pt">
                  <mrow>
                    <mi>i</mi>
                    <mo stretchy="false">−</mo>
                    <mn>1</mn>
                  </mrow>
                </mstyle>
              </munderover>
              <msub>
                <mstyle mathsize="24pt">
                  <mi>g</mi>
                </mstyle>
                <mstyle mathsize="8pt">
                  <mstyle mathvariant="italic">
                    <mtext>ij</mtext>
                  </mstyle>
                </mstyle>
              </msub>
            </mrow>
          </mrow>
          <mrow>
            <msubsup>
              <mstyle mathsize="24pt">
                <mi>x</mi>
              </mstyle>
              <mstyle mathsize="8pt">
                <mi>j</mi>
              </mstyle>
              <mstyle mathsize="8pt">
                <mi>k</mi>
              </mstyle>
            </msubsup>
            <mo stretchy="false">+</mo>
            <mrow>
              <munderover>
                <mo stretchy="false">∑</mo>
                <mstyle mathsize="8pt"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</mstyle>
                <mstyle mathsize="8pt">
                  <mi>n</mi>
                </mstyle>
              </munderover>
              <msub>
                <mstyle mathsize="24pt">
                  <mi>g</mi>
                </mstyle>
                <mstyle mathsize="8pt">
                  <mstyle mathvariant="italic">
                    <mtext>ij</mtext>
                  </mstyle>
                </mstyle>
              </msub>
            </mrow>
          </mrow>
          <mrow>
            <msubsup>
              <mstyle mathsize="24pt">
                <mi>x</mi>
              </mstyle>
              <mstyle mathsize="8pt">
                <mi>j</mi>
              </mstyle>
              <mstyle mathsize="8pt">
                <mrow>
                  <mi>k</mi>
                  <mo stretchy="false">−</mo>
                  <mn>1</mn>
                </mrow>
              </mstyle>
            </msubsup>
            <mo stretchy="false">+</mo>
            <msub>
              <mstyle mathsize="24pt">
                <mi>c</mi>
              </mstyle>
              <mstyle mathsize="8pt">
                <mi>i</mi>
              </mstyle>
            </msub>
          </mrow>
        </mrow>
      </mstyle>
      <mrow/>
    </mrow>
    <annotation encoding="StarMath 5.0"> size 12{ { size 24{x} }  rSub { size 8{i} }  rSup { size 8{k} } = Sum cSub { size 8{j=1} }  cSup { size 8{i-1} }  { { size 24{g} }  rSub { size 8{ ital "ij"} } }  { size 24{x} }  rSub { size 8{j} }  rSup { size 8{k} } + Sum cSub { size 8{j=i+1} }  cSup { size 8{n} }  { { size 24{g} }  rSub { size 8{ ital "ij"} } }  { size 24{x} }  rSub { size 8{j} }  rSup { size 8{k-1} } + { size 24{c} }  rSub { size 8{i} } } {}</annotation>
  </semantics>
</math>
</file>

<file path=Object 6/content.xml><?xml version="1.0" encoding="utf-8"?>
<math xmlns="http://www.w3.org/1998/Math/MathML" display="block">
  <semantics>
    <mrow>
      <mstyle mathsize="12pt">
        <msubsup>
          <mstyle mathsize="24pt">
            <mi>x</mi>
          </mstyle>
          <mstyle mathsize="8pt">
            <mi>i</mi>
          </mstyle>
          <mstyle mathsize="8pt">
            <mi>k</mi>
          </mstyle>
        </msubsup>
      </mstyle>
      <mrow/>
    </mrow>
    <annotation encoding="StarMath 5.0"> size 12{ { size 24{x} }  rSub { size 8{i} }  rSup { size 8{k} } } {}</annotation>
  </semantics>
</math>
</file>

<file path=Object 7/content.xml><?xml version="1.0" encoding="utf-8"?>
<math xmlns="http://www.w3.org/1998/Math/MathML" display="block">
  <semantics>
    <mrow>
      <mstyle mathsize="12pt">
        <msubsup>
          <mstyle mathsize="24pt">
            <mi>x</mi>
          </mstyle>
          <mstyle mathsize="8pt">
            <mi>i</mi>
          </mstyle>
          <mstyle mathsize="8pt">
            <mi>k</mi>
          </mstyle>
        </msubsup>
      </mstyle>
      <mrow/>
    </mrow>
    <annotation encoding="StarMath 5.0"> size 12{ { size 24{x} }  rSub { size 8{i} }  rSup { size 8{k} } 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sup>
              <mstyle mathsize="24pt">
                <mi>x</mi>
              </mstyle>
              <mstyle mathsize="8pt">
                <mi>i</mi>
              </mstyle>
              <mstyle mathsize="8pt">
                <mi>k</mi>
              </mstyle>
            </msubsup>
            <mo stretchy="false">=</mo>
            <mi>w</mi>
          </mrow>
          <mrow>
            <msubsup>
              <mstyle mathsize="24pt">
                <mi>x</mi>
              </mstyle>
              <mstyle mathsize="8pt">
                <mi>i</mi>
              </mstyle>
              <mstyle mathsize="8pt">
                <mi>k</mi>
              </mstyle>
            </msubsup>
            <mo stretchy="false">+</mo>
            <mo stretchy="false">(</mo>
          </mrow>
          <mrow>
            <mn>1</mn>
            <mo stretchy="false">−</mo>
            <mi>w</mi>
          </mrow>
          <mo stretchy="false">)</mo>
          <msubsup>
            <mstyle mathsize="24pt">
              <mi>x</mi>
            </mstyle>
            <mstyle mathsize="8pt">
              <mi>i</mi>
            </mstyle>
            <mstyle mathsize="8pt">
              <mrow>
                <mi>k</mi>
                <mo stretchy="false">−</mo>
                <mn>1</mn>
              </mrow>
            </mstyle>
          </msubsup>
        </mrow>
      </mstyle>
      <mrow/>
    </mrow>
    <annotation encoding="StarMath 5.0"> size 12{ { size 24{x} }  rSub { size 8{i} }  rSup { size 8{k} } =w { size 24{x} }  rSub { size 8{i} }  rSup { size 8{k} } + \( 1-w \)  { size 24{x} }  rSub { size 8{i} }  rSup { size 8{k-1} } } {}</annotation>
  </semantics>
</math>
</file>

<file path=Object 9/content.xml><?xml version="1.0" encoding="utf-8"?>
<math xmlns="http://www.w3.org/1998/Math/MathML" display="block">
  <semantics>
    <mrow>
      <mstyle mathsize="12pt">
        <mi>w</mi>
      </mstyle>
      <mrow/>
    </mrow>
    <annotation encoding="StarMath 5.0"> size 12{w} {}</annotation>
  </semantics>
</math>
</file>